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fo:color="#ff0000" fo:font-size="11pt" fo:font-weight="normal" officeooo:rsid="01b4550f" officeooo:paragraph-rsid="05897a83" style:font-size-asian="9.60000038146973pt" style:font-weight-asian="normal" style:font-size-complex="11pt" style:font-weight-complex="normal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rsid="0145d31b" officeooo:paragraph-rsid="05897a83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rsid="0145d31b" officeooo:paragraph-rsid="0676f463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rsid="0145d31b" officeooo:paragraph-rsid="05a5c439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rsid="0145d31b" officeooo:paragraph-rsid="05a4c550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rsid="0145d31b" officeooo:paragraph-rsid="05c58e0e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rsid="0145d31b" officeooo:paragraph-rsid="0683579e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rsid="0145d31b" officeooo:paragraph-rsid="06153703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rsid="0145d31b" officeooo:paragraph-rsid="05ac4c5c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rsid="0145d31b" officeooo:paragraph-rsid="0679e1c0"/>
    </style:style>
    <style:style style:name="P1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5c58e0e" style:font-name-asian="Times New Roman" style:font-size-asian="9.60000038146973pt" style:font-weight-asian="bold" style:font-name-complex="Calibri2" style:font-size-complex="11pt" style:font-weight-complex="bold"/>
    </style:style>
    <style:style style:name="P1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5c1ddc6" style:font-name-asian="Times New Roman" style:font-size-asian="9.60000038146973pt" style:font-weight-asian="bold" style:font-name-complex="Calibri2" style:font-size-complex="11pt" style:font-weight-complex="bold"/>
    </style:style>
    <style:style style:name="P1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5c15e4a" style:font-name-asian="Times New Roman" style:font-size-asian="9.60000038146973pt" style:font-weight-asian="bold" style:font-name-complex="Calibri2" style:font-size-complex="11pt" style:font-weight-complex="bold"/>
    </style:style>
    <style:style style:name="P1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5bd2ef0" style:font-name-asian="Times New Roman" style:font-size-asian="9.60000038146973pt" style:font-weight-asian="bold" style:font-name-complex="Calibri2" style:font-size-complex="11pt" style:font-weight-complex="bold"/>
    </style:style>
    <style:style style:name="P1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5ba1e98" style:font-name-asian="Times New Roman" style:font-size-asian="9.60000038146973pt" style:font-weight-asian="bold" style:font-name-complex="Calibri2" style:font-size-complex="11pt" style:font-weight-complex="bold"/>
    </style:style>
    <style:style style:name="P1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b1753e" officeooo:paragraph-rsid="05bd2ef0" style:font-name-asian="Times New Roman" style:font-size-asian="9.60000038146973pt" style:font-weight-asian="bold" style:font-name-complex="Calibri2" style:font-size-complex="11pt" style:font-weight-complex="bold"/>
    </style:style>
    <style:style style:name="P1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5ba1e98" style:font-name-asian="Times New Roman" style:font-size-asian="9.60000038146973pt" style:font-weight-asian="bold" style:font-name-complex="Calibri2" style:font-size-complex="11pt" style:font-weight-complex="bold"/>
    </style:style>
    <style:style style:name="P1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12fb4" officeooo:paragraph-rsid="05a254bf" style:font-name-asian="Times New Roman" style:font-size-asian="9.60000038146973pt" style:font-weight-asian="bold" style:font-name-complex="Calibri2" style:font-size-complex="11pt" style:font-weight-complex="bold"/>
    </style:style>
    <style:style style:name="P2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36e8b2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fdb08d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ed386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056b4b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681d27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3681d27" officeooo:paragraph-rsid="05a254bf" style:font-name-asian="Times New Roman" style:font-size-asian="9.60000038146973pt" style:font-weight-asian="bold" style:font-name-complex="Calibri2" style:font-size-complex="11pt" style:font-weight-complex="bold"/>
    </style:style>
    <style:style style:name="P2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45a0a3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2b0327d" officeooo:paragraph-rsid="062ec532" style:font-name-asian="Times New Roman" style:font-size-asian="9.60000038146973pt" style:font-weight-asian="bold" style:font-name-complex="Calibri2" style:font-size-complex="11pt" style:font-weight-complex="bold"/>
    </style:style>
    <style:style style:name="P2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04652b3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09bf954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3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09d05fa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3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9aa1cc" officeooo:paragraph-rsid="05ba1e98" style:font-size-asian="9.60000038146973pt" style:font-weight-asian="bold" style:font-size-complex="11pt" style:font-weight-complex="bold"/>
    </style:style>
    <style:style style:name="P3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fc5c0a" officeooo:paragraph-rsid="05ba1e98" style:font-size-asian="9.60000038146973pt" style:font-weight-asian="bold" style:font-size-complex="11pt" style:font-weight-complex="bold"/>
    </style:style>
    <style:style style:name="P3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43e195c" officeooo:paragraph-rsid="05897a83" style:font-size-asian="9.60000038146973pt" style:font-weight-asian="bold" style:font-size-complex="11pt" style:font-weight-complex="bold"/>
    </style:style>
    <style:style style:name="P34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fc3d45" officeooo:paragraph-rsid="05fc3d45" style:font-size-asian="9.60000038146973pt" style:font-weight-asian="bold" style:font-size-complex="11pt" style:font-weight-complex="bold"/>
    </style:style>
    <style:style style:name="P35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fc3d45" officeooo:paragraph-rsid="060279c9" style:font-size-asian="9.60000038146973pt" style:font-weight-asian="bold" style:font-size-complex="11pt" style:font-weight-complex="bold"/>
    </style:style>
    <style:style style:name="P36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601614e" officeooo:paragraph-rsid="0601614e" style:font-size-asian="9.60000038146973pt" style:font-weight-asian="bold" style:font-size-complex="11pt" style:font-weight-complex="bold"/>
    </style:style>
    <style:style style:name="P37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601614e" officeooo:paragraph-rsid="060279c9" style:font-size-asian="9.60000038146973pt" style:font-weight-asian="bold" style:font-size-complex="11pt" style:font-weight-complex="bold"/>
    </style:style>
    <style:style style:name="P38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efbb26" officeooo:paragraph-rsid="05f9ec60" style:font-size-asian="9.60000038146973pt" style:font-weight-asian="bold" style:font-size-complex="11pt" style:font-weight-complex="bold"/>
    </style:style>
    <style:style style:name="P39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efbb26" officeooo:paragraph-rsid="05fdbe13" style:font-size-asian="9.60000038146973pt" style:font-weight-asian="bold" style:font-size-complex="11pt" style:font-weight-complex="bold"/>
    </style:style>
    <style:style style:name="P40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638e315" officeooo:paragraph-rsid="0638e315" style:font-size-asian="9.60000038146973pt" style:font-weight-asian="bold" style:font-size-complex="11pt" style:font-weight-complex="bold"/>
    </style:style>
    <style:style style:name="P41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1adba20" officeooo:paragraph-rsid="05e08bf9" style:font-size-asian="9.60000038146973pt" style:font-weight-asian="bold" style:font-size-complex="11pt" style:font-weight-complex="bold"/>
    </style:style>
    <style:style style:name="P42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5f48795" officeooo:paragraph-rsid="060279c9" style:font-size-asian="9.60000038146973pt" style:font-weight-asian="bold" style:font-size-complex="11pt" style:font-weight-complex="bold"/>
    </style:style>
    <style:style style:name="P43" style:family="paragraph" style:parent-style-name="List_20_Paragraph" style:list-style-name="L1">
      <style:paragraph-properties fo:text-align="justify" style:justify-single-word="false"/>
      <style:text-properties fo:color="#007826" fo:font-size="11pt" fo:font-weight="bold" officeooo:rsid="004652b3" officeooo:paragraph-rsid="05f1ed89" style:font-size-asian="9.60000038146973pt" style:font-weight-asian="bold" style:font-size-complex="11pt" style:font-weight-complex="bold"/>
    </style:style>
    <style:style style:name="P44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52f134" officeooo:paragraph-rsid="05ba1e98" style:font-name-asian="Times New Roman" style:font-size-asian="9.60000038146973pt" style:font-weight-asian="normal" style:font-name-complex="Calibri2" style:font-size-complex="11pt" style:font-weight-complex="normal"/>
    </style:style>
    <style:style style:name="P45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46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66e99a5" style:font-name-asian="Times New Roman" style:font-size-asian="9.60000038146973pt" style:font-weight-asian="normal" style:font-name-complex="Calibri2" style:font-size-complex="11pt" style:font-weight-complex="normal"/>
    </style:style>
    <style:style style:name="P47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5a254bf" style:font-name-asian="Times New Roman" style:font-size-asian="9.60000038146973pt" style:font-weight-asian="normal" style:font-name-complex="Calibri2" style:font-size-complex="11pt" style:font-weight-complex="normal"/>
    </style:style>
    <style:style style:name="P48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2012fb4" officeooo:paragraph-rsid="062ec532" style:font-name-asian="Times New Roman" style:font-size-asian="9.60000038146973pt" style:font-weight-asian="normal" style:font-name-complex="Calibri2" style:font-size-complex="11pt" style:font-weight-complex="normal"/>
    </style:style>
    <style:style style:name="P49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66e99a5" officeooo:paragraph-rsid="066e99a5" style:font-name-asian="Times New Roman" style:font-size-asian="9.60000038146973pt" style:font-weight-asian="normal" style:font-name-complex="Calibri2" style:font-size-complex="11pt" style:font-weight-complex="normal"/>
    </style:style>
    <style:style style:name="P50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1fc5c0a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51" style:family="paragraph" style:parent-style-name="List_20_Paragraph" style:list-style-name="L1">
      <style:paragraph-properties fo:text-align="justify" style:justify-single-word="false"/>
      <style:text-properties fo:color="#007826" fo:font-size="11pt" fo:font-weight="normal" officeooo:rsid="0638e315" officeooo:paragraph-rsid="0638e315" style:font-size-asian="9.60000038146973pt" style:font-weight-asian="normal" style:font-size-complex="11pt" style:font-weight-complex="normal"/>
    </style:style>
    <style:style style:name="P52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db4cb5" officeooo:paragraph-rsid="05ba1e98" style:font-name-asian="Times New Roman" style:font-weight-asian="bold" style:font-name-complex="Calibri2" style:font-weight-complex="bold"/>
    </style:style>
    <style:style style:name="P53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3432f29" officeooo:paragraph-rsid="05ba1e98" style:font-name-asian="Times New Roman" style:font-weight-asian="bold" style:font-name-complex="Calibri2" style:font-weight-complex="bold"/>
    </style:style>
    <style:style style:name="P54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50f8966" officeooo:paragraph-rsid="05897a83" style:font-name-asian="Times New Roman" style:font-weight-asian="bold" style:font-name-complex="Calibri2" style:font-weight-complex="bold"/>
    </style:style>
    <style:style style:name="P55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dd1595" officeooo:paragraph-rsid="05b552a3" style:font-name-asian="Times New Roman" style:font-weight-asian="bold" style:font-name-complex="Calibri2" style:font-weight-complex="bold"/>
    </style:style>
    <style:style style:name="P56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7e56b" officeooo:paragraph-rsid="05897a83" style:font-name-asian="Times New Roman" style:font-weight-asian="bold" style:font-name-complex="Calibri2" style:font-weight-complex="bold"/>
    </style:style>
    <style:style style:name="P57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92c94" officeooo:paragraph-rsid="05897a83" style:font-name-asian="Times New Roman" style:font-weight-asian="bold" style:font-name-complex="Calibri2" style:font-weight-complex="bold"/>
    </style:style>
    <style:style style:name="P58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61250e" officeooo:paragraph-rsid="05ba1e98" style:font-weight-asian="bold" style:font-weight-complex="bold"/>
    </style:style>
    <style:style style:name="P59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2238310" officeooo:paragraph-rsid="05897a83" style:font-weight-asian="bold" style:font-weight-complex="bold"/>
    </style:style>
    <style:style style:name="P60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2238310" officeooo:paragraph-rsid="05a254bf" style:font-weight-asian="bold" style:font-weight-complex="bold"/>
    </style:style>
    <style:style style:name="P61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365244d" officeooo:paragraph-rsid="05897a83" style:font-weight-asian="bold" style:font-weight-complex="bold"/>
    </style:style>
    <style:style style:name="P62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365244d" officeooo:paragraph-rsid="05a254bf" style:font-weight-asian="bold" style:font-weight-complex="bold"/>
    </style:style>
    <style:style style:name="P63" style:family="paragraph" style:parent-style-name="List_20_Paragraph" style:list-style-name="L1">
      <style:paragraph-properties fo:text-align="justify" style:justify-single-word="false"/>
      <style:text-properties fo:color="#007826" fo:font-weight="bold" officeooo:paragraph-rsid="05897a83" style:font-weight-asian="bold" style:font-weight-complex="bold"/>
    </style:style>
    <style:style style:name="P64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ede42" officeooo:paragraph-rsid="05897a83" style:font-weight-asian="bold" style:font-weight-complex="bold"/>
    </style:style>
    <style:style style:name="P65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1e640e0" officeooo:paragraph-rsid="05897a83" style:font-weight-asian="bold" style:font-weight-complex="bold"/>
    </style:style>
    <style:style style:name="P66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2e4a468" officeooo:paragraph-rsid="05897a83" style:font-weight-asian="bold" style:font-weight-complex="bold"/>
    </style:style>
    <style:style style:name="P67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2a16cfb" officeooo:paragraph-rsid="05897a83" style:font-weight-asian="bold" style:font-weight-complex="bold"/>
    </style:style>
    <style:style style:name="P68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2651b59" officeooo:paragraph-rsid="05897a83" style:font-weight-asian="bold" style:font-weight-complex="bold"/>
    </style:style>
    <style:style style:name="P69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0ace3e8" officeooo:paragraph-rsid="062ec532" style:font-weight-asian="bold" style:font-weight-complex="bold"/>
    </style:style>
    <style:style style:name="P70" style:family="paragraph" style:parent-style-name="List_20_Paragraph" style:list-style-name="L1">
      <style:paragraph-properties fo:text-align="justify" style:justify-single-word="false"/>
      <style:text-properties fo:color="#007826" fo:font-weight="bold" officeooo:rsid="00422d8b" officeooo:paragraph-rsid="062ec532" style:font-weight-asian="bold" style:font-weight-complex="bold"/>
    </style:style>
    <style:style style:name="P71" style:family="paragraph" style:parent-style-name="List_20_Paragraph" style:list-style-name="L1">
      <style:paragraph-properties fo:text-align="justify" style:justify-single-word="false"/>
      <style:text-properties fo:color="#007826" officeooo:rsid="002a2bbf" officeooo:paragraph-rsid="05897a83"/>
    </style:style>
    <style:style style:name="P72" style:family="paragraph" style:parent-style-name="List_20_Paragraph" style:list-style-name="L1">
      <style:paragraph-properties fo:text-align="justify" style:justify-single-word="false"/>
      <style:text-properties fo:color="#007826" officeooo:paragraph-rsid="05897a83"/>
    </style:style>
    <style:style style:name="P73" style:family="paragraph" style:parent-style-name="List_20_Paragraph" style:list-style-name="L1">
      <style:paragraph-properties fo:text-align="justify" style:justify-single-word="false"/>
      <style:text-properties fo:color="#007826" officeooo:rsid="0216e3aa" officeooo:paragraph-rsid="05897a83"/>
    </style:style>
    <style:style style:name="P74" style:family="paragraph" style:parent-style-name="List_20_Paragraph" style:list-style-name="L1">
      <style:paragraph-properties fo:text-align="justify" style:justify-single-word="false"/>
      <style:text-properties fo:color="#007826" officeooo:rsid="02172a25" officeooo:paragraph-rsid="05897a83"/>
    </style:style>
    <style:style style:name="P75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254aed9" officeooo:paragraph-rsid="05897a83" style:font-weight-asian="normal" style:font-weight-complex="normal"/>
    </style:style>
    <style:style style:name="P76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2a7c6df" officeooo:paragraph-rsid="062ec532" style:font-weight-asian="normal" style:font-weight-complex="normal"/>
    </style:style>
    <style:style style:name="P77" style:family="paragraph" style:parent-style-name="List_20_Paragraph" style:list-style-name="L1">
      <style:paragraph-properties fo:text-align="justify" style:justify-single-word="false"/>
      <style:text-properties fo:color="#007826" fo:font-weight="normal" officeooo:rsid="00affdfd" officeooo:paragraph-rsid="062ec532" style:font-weight-asian="normal" style:font-weight-complex="normal"/>
    </style:style>
    <style:style style:name="P78" style:family="paragraph" style:parent-style-name="List_20_Paragraph" style:list-style-name="L1">
      <style:paragraph-properties fo:text-align="justify" style:justify-single-word="false"/>
      <style:text-properties fo:color="#007826" fo:font-size="9pt" fo:font-weight="normal" officeooo:rsid="00affdfd" officeooo:paragraph-rsid="05897a83" style:font-name-asian="Times New Roman" style:font-size-asian="9pt" style:font-weight-asian="normal" style:font-name-complex="Calibri2" style:font-size-complex="9pt" style:font-weight-complex="normal"/>
    </style:style>
    <style:style style:name="P79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5b1753e" officeooo:paragraph-rsid="05ba1e98" style:font-name-asian="Times New Roman" style:font-weight-asian="normal" style:font-name-complex="Calibri2" style:font-weight-complex="normal"/>
    </style:style>
    <style:style style:name="P80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5b1753e" officeooo:paragraph-rsid="05b73eb7" style:font-name-asian="Times New Roman" style:font-weight-asian="normal" style:font-name-complex="Calibri2" style:font-weight-complex="normal"/>
    </style:style>
    <style:style style:name="P81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48de736" officeooo:paragraph-rsid="05897a83" style:font-name-asian="Times New Roman" style:font-weight-asian="normal" style:font-name-complex="Calibri2" style:font-weight-complex="normal"/>
    </style:style>
    <style:style style:name="P82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48de736" officeooo:paragraph-rsid="0686c49b" style:font-name-asian="Times New Roman" style:font-weight-asian="normal" style:font-name-complex="Calibri2" style:font-weight-complex="normal"/>
    </style:style>
    <style:style style:name="P83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48de736" officeooo:paragraph-rsid="0694c296" style:font-name-asian="Times New Roman" style:font-weight-asian="normal" style:font-name-complex="Calibri2" style:font-weight-complex="normal"/>
    </style:style>
    <style:style style:name="P84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4912325" officeooo:paragraph-rsid="05897a83" style:font-name-asian="Times New Roman" style:font-weight-asian="normal" style:font-name-complex="Calibri2" style:font-weight-complex="normal"/>
    </style:style>
    <style:style style:name="P85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4912325" officeooo:paragraph-rsid="0694c296" style:font-name-asian="Times New Roman" style:font-weight-asian="normal" style:font-name-complex="Calibri2" style:font-weight-complex="normal"/>
    </style:style>
    <style:style style:name="P86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d95c7e" officeooo:paragraph-rsid="05897a83" style:font-name-asian="Times New Roman" style:font-weight-asian="normal" style:font-name-complex="Calibri2" style:font-weight-complex="normal"/>
    </style:style>
    <style:style style:name="P87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db2dd9" officeooo:paragraph-rsid="05897a83" style:font-name-asian="Times New Roman" style:font-weight-asian="normal" style:font-name-complex="Calibri2" style:font-weight-complex="normal"/>
    </style:style>
    <style:style style:name="P88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29aa223" officeooo:paragraph-rsid="05897a83" style:font-name-asian="Times New Roman" style:font-weight-asian="normal" style:font-name-complex="Calibri2" style:font-weight-complex="normal"/>
    </style:style>
    <style:style style:name="P89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29aa223" officeooo:paragraph-rsid="0694c296" style:font-name-asian="Times New Roman" style:font-weight-asian="normal" style:font-name-complex="Calibri2" style:font-weight-complex="normal"/>
    </style:style>
    <style:style style:name="P90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0e3cf7" officeooo:paragraph-rsid="05897a83" style:font-weight-asian="normal" style:font-weight-complex="normal"/>
    </style:style>
    <style:style style:name="P91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102ae5" officeooo:paragraph-rsid="05897a83" style:font-weight-asian="normal" style:font-weight-complex="normal"/>
    </style:style>
    <style:style style:name="P92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14e866" officeooo:paragraph-rsid="05897a83" style:font-weight-asian="normal" style:font-weight-complex="normal"/>
    </style:style>
    <style:style style:name="P93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10ab1f8" officeooo:paragraph-rsid="05897a83" style:font-weight-asian="normal" style:font-weight-complex="normal"/>
    </style:style>
    <style:style style:name="P94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0a19649" officeooo:paragraph-rsid="05897a83" style:font-weight-asian="normal" style:font-weight-complex="normal"/>
    </style:style>
    <style:style style:name="P95" style:family="paragraph" style:parent-style-name="List_20_Paragraph" style:list-style-name="L1">
      <style:paragraph-properties fo:text-align="justify" style:justify-single-word="false"/>
      <style:text-properties fo:color="#ff0000" fo:font-weight="normal" officeooo:rsid="0254aed9" officeooo:paragraph-rsid="05897a83" style:font-weight-asian="normal" style:font-weight-complex="normal"/>
    </style:style>
    <style:style style:name="P96" style:family="paragraph" style:parent-style-name="List_20_Paragraph" style:list-style-name="L1">
      <style:paragraph-properties fo:text-align="justify" style:justify-single-word="false"/>
      <style:text-properties fo:color="#ff0000" officeooo:rsid="01d9029c" officeooo:paragraph-rsid="05897a83"/>
    </style:style>
    <style:style style:name="P97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fd589d" officeooo:paragraph-rsid="05fd589d" style:font-size-asian="9.60000038146973pt" style:font-weight-asian="normal" style:font-size-complex="11pt" style:font-weight-complex="normal"/>
    </style:style>
    <style:style style:name="P98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fd589d" officeooo:paragraph-rsid="060279c9" style:font-size-asian="9.60000038146973pt" style:font-weight-asian="normal" style:font-size-complex="11pt" style:font-weight-complex="normal"/>
    </style:style>
    <style:style style:name="P99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fd589d" officeooo:paragraph-rsid="0603f9ef" style:font-size-asian="9.60000038146973pt" style:font-weight-asian="normal" style:font-size-complex="11pt" style:font-weight-complex="normal"/>
    </style:style>
    <style:style style:name="P100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01614e" officeooo:paragraph-rsid="0601614e" style:font-size-asian="9.60000038146973pt" style:font-weight-asian="normal" style:font-size-complex="11pt" style:font-weight-complex="normal"/>
    </style:style>
    <style:style style:name="P101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01614e" officeooo:paragraph-rsid="060279c9" style:font-size-asian="9.60000038146973pt" style:font-weight-asian="normal" style:font-size-complex="11pt" style:font-weight-complex="normal"/>
    </style:style>
    <style:style style:name="P102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01614e" officeooo:paragraph-rsid="0603f9ef" style:font-size-asian="9.60000038146973pt" style:font-weight-asian="normal" style:font-size-complex="11pt" style:font-weight-complex="normal"/>
    </style:style>
    <style:style style:name="P103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f711a5" officeooo:paragraph-rsid="05f9ec60" style:font-size-asian="9.60000038146973pt" style:font-weight-asian="normal" style:font-size-complex="11pt" style:font-weight-complex="normal"/>
    </style:style>
    <style:style style:name="P104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f711a5" officeooo:paragraph-rsid="05fdbe13" style:font-size-asian="9.60000038146973pt" style:font-weight-asian="normal" style:font-size-complex="11pt" style:font-weight-complex="normal"/>
    </style:style>
    <style:style style:name="P105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f711a5" officeooo:paragraph-rsid="05ff8a20" style:font-size-asian="9.60000038146973pt" style:font-weight-asian="normal" style:font-size-complex="11pt" style:font-weight-complex="normal"/>
    </style:style>
    <style:style style:name="P106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eff2fb" officeooo:paragraph-rsid="05eff2fb" style:font-size-asian="9.60000038146973pt" style:font-weight-asian="normal" style:font-size-complex="11pt" style:font-weight-complex="normal"/>
    </style:style>
    <style:style style:name="P107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eff2fb" officeooo:paragraph-rsid="05fdbe13" style:font-size-asian="9.60000038146973pt" style:font-weight-asian="normal" style:font-size-complex="11pt" style:font-weight-complex="normal"/>
    </style:style>
    <style:style style:name="P108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eff2fb" officeooo:paragraph-rsid="05ff8a20" style:font-size-asian="9.60000038146973pt" style:font-weight-asian="normal" style:font-size-complex="11pt" style:font-weight-complex="normal"/>
    </style:style>
    <style:style style:name="P109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3adf5f8" officeooo:paragraph-rsid="05897a83" style:font-size-asian="9.60000038146973pt" style:font-weight-asian="normal" style:font-size-complex="11pt" style:font-weight-complex="normal"/>
    </style:style>
    <style:style style:name="P110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54e55ba" officeooo:paragraph-rsid="05897a83" style:font-size-asian="9.60000038146973pt" style:font-weight-asian="normal" style:font-size-complex="11pt" style:font-weight-complex="normal"/>
    </style:style>
    <style:style style:name="P111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38e315" officeooo:paragraph-rsid="0644c607" style:font-size-asian="9.60000038146973pt" style:font-weight-asian="normal" style:font-size-complex="11pt" style:font-weight-complex="normal"/>
    </style:style>
    <style:style style:name="P112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38e315" officeooo:paragraph-rsid="0645b214" style:font-size-asian="9.60000038146973pt" style:font-weight-asian="normal" style:font-size-complex="11pt" style:font-weight-complex="normal"/>
    </style:style>
    <style:style style:name="P113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b6f5d6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114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a7c6df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115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ed20ce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116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644c607" style:font-name-asian="Times New Roman" style:font-size-asian="9.60000038146973pt" style:font-weight-asian="normal" style:font-name-complex="Calibri2" style:font-size-complex="11pt" style:font-weight-complex="normal"/>
    </style:style>
    <style:style style:name="P117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118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627a72e" style:font-name-asian="Times New Roman" style:font-size-asian="9.60000038146973pt" style:font-weight-asian="normal" style:font-name-complex="Calibri2" style:font-size-complex="11pt" style:font-weight-complex="normal"/>
    </style:style>
    <style:style style:name="P119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670d2da" style:font-name-asian="Times New Roman" style:font-size-asian="9.60000038146973pt" style:font-weight-asian="normal" style:font-name-complex="Calibri2" style:font-size-complex="11pt" style:font-weight-complex="normal"/>
    </style:style>
    <style:style style:name="P120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2012fb4" officeooo:paragraph-rsid="05a2bbab" style:font-name-asian="Times New Roman" style:font-size-asian="9.60000038146973pt" style:font-weight-asian="normal" style:font-name-complex="Calibri2" style:font-size-complex="11pt" style:font-weight-complex="normal"/>
    </style:style>
    <style:style style:name="P121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336e8b2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122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66e99a5" officeooo:paragraph-rsid="0670d2da" style:font-name-asian="Times New Roman" style:font-size-asian="9.60000038146973pt" style:font-weight-asian="normal" style:font-name-complex="Calibri2" style:font-size-complex="11pt" style:font-weight-complex="normal"/>
    </style:style>
    <style:style style:name="P123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52f134" officeooo:paragraph-rsid="05b73eb7" style:font-name-asian="Times New Roman" style:font-size-asian="9.60000038146973pt" style:font-weight-asian="normal" style:font-name-complex="Calibri2" style:font-size-complex="11pt" style:font-weight-complex="normal"/>
    </style:style>
    <style:style style:name="P124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fc5c0a" officeooo:paragraph-rsid="0617a523" style:font-name-asian="Times New Roman" style:font-size-asian="9.60000038146973pt" style:font-weight-asian="normal" style:font-name-complex="Calibri2" style:font-size-complex="11pt" style:font-weight-complex="normal"/>
    </style:style>
    <style:style style:name="P125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3f65bf7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126" style:family="paragraph" style:parent-style-name="List_20_Paragraph" style:list-style-name="L1">
      <style:paragraph-properties fo:text-align="justify" style:justify-single-word="false"/>
      <style:text-properties fo:color="#ff0000" fo:font-size="11pt" fo:font-weight="normal" officeooo:rsid="0145d31b" officeooo:paragraph-rsid="069bb118" style:font-name-asian="Times New Roman" style:font-size-asian="11pt" style:font-weight-asian="normal" style:font-name-complex="Calibri2" style:font-size-complex="11pt" style:font-weight-complex="normal"/>
    </style:style>
    <style:style style:name="P12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1dad5e" officeooo:paragraph-rsid="0638e315" style:font-size-asian="9.60000038146973pt" style:font-weight-asian="bold" style:font-size-complex="11pt" style:font-weight-complex="bold"/>
    </style:style>
    <style:style style:name="P12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1dad5e" officeooo:paragraph-rsid="05897a83" style:font-size-asian="9.60000038146973pt" style:font-weight-asian="bold" style:font-size-complex="11pt" style:font-weight-complex="bold"/>
    </style:style>
    <style:style style:name="P12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47389a" officeooo:paragraph-rsid="05897a83" style:font-size-asian="9.60000038146973pt" style:font-weight-asian="bold" style:font-size-complex="11pt" style:font-weight-complex="bold"/>
    </style:style>
    <style:style style:name="P13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8db849" officeooo:paragraph-rsid="0595676e" style:font-size-asian="9.60000038146973pt" style:font-weight-asian="bold" style:font-size-complex="11pt" style:font-weight-complex="bold"/>
    </style:style>
    <style:style style:name="P13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8db849" officeooo:paragraph-rsid="0593a35e" style:font-size-asian="9.60000038146973pt" style:font-weight-asian="bold" style:font-size-complex="11pt" style:font-weight-complex="bold"/>
    </style:style>
    <style:style style:name="P13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adba20" officeooo:paragraph-rsid="0595676e" style:font-size-asian="9.60000038146973pt" style:font-weight-asian="bold" style:font-size-complex="11pt" style:font-weight-complex="bold"/>
    </style:style>
    <style:style style:name="P13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adba20" officeooo:paragraph-rsid="0593a35e" style:font-size-asian="9.60000038146973pt" style:font-weight-asian="bold" style:font-size-complex="11pt" style:font-weight-complex="bold"/>
    </style:style>
    <style:style style:name="P13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41670ee" officeooo:paragraph-rsid="0595676e" style:font-size-asian="9.60000038146973pt" style:font-weight-asian="bold" style:font-size-complex="11pt" style:font-weight-complex="bold"/>
    </style:style>
    <style:style style:name="P13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43e195c" officeooo:paragraph-rsid="05897a83" style:font-size-asian="9.60000038146973pt" style:font-weight-asian="bold" style:font-size-complex="11pt" style:font-weight-complex="bold"/>
    </style:style>
    <style:style style:name="P13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b4550f" officeooo:paragraph-rsid="05897a83" style:font-size-asian="9.60000038146973pt" style:font-weight-asian="bold" style:font-size-complex="11pt" style:font-weight-complex="bold"/>
    </style:style>
    <style:style style:name="P13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64a783" officeooo:paragraph-rsid="05897a83" style:font-size-asian="9.60000038146973pt" style:font-weight-asian="bold" style:font-size-complex="11pt" style:font-weight-complex="bold"/>
    </style:style>
    <style:style style:name="P13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ffa6b3" officeooo:paragraph-rsid="05897a83" style:font-size-asian="9.60000038146973pt" style:font-weight-asian="bold" style:font-size-complex="11pt" style:font-weight-complex="bold"/>
    </style:style>
    <style:style style:name="P13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638e315" officeooo:paragraph-rsid="0644c607" style:font-size-asian="9.60000038146973pt" style:font-weight-asian="bold" style:font-size-complex="11pt" style:font-weight-complex="bold"/>
    </style:style>
    <style:style style:name="P14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638e315" officeooo:paragraph-rsid="0645b214" style:font-size-asian="9.60000038146973pt" style:font-weight-asian="bold" style:font-size-complex="11pt" style:font-weight-complex="bold"/>
    </style:style>
    <style:style style:name="P14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638e315" officeooo:paragraph-rsid="0685937f" style:font-size-asian="9.60000038146973pt" style:font-weight-asian="bold" style:font-size-complex="11pt" style:font-weight-complex="bold"/>
    </style:style>
    <style:style style:name="P14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9aa1cc" officeooo:paragraph-rsid="05b73eb7" style:font-size-asian="9.60000038146973pt" style:font-weight-asian="bold" style:font-size-complex="11pt" style:font-weight-complex="bold"/>
    </style:style>
    <style:style style:name="P14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fc5c0a" officeooo:paragraph-rsid="05b73eb7" style:font-size-asian="9.60000038146973pt" style:font-weight-asian="bold" style:font-size-complex="11pt" style:font-weight-complex="bold"/>
    </style:style>
    <style:style style:name="P14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fc3d45" officeooo:paragraph-rsid="0603f9ef" style:font-size-asian="9.60000038146973pt" style:font-weight-asian="bold" style:font-size-complex="11pt" style:font-weight-complex="bold"/>
    </style:style>
    <style:style style:name="P14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601614e" officeooo:paragraph-rsid="0603f9ef" style:font-size-asian="9.60000038146973pt" style:font-weight-asian="bold" style:font-size-complex="11pt" style:font-weight-complex="bold"/>
    </style:style>
    <style:style style:name="P14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f48795" officeooo:paragraph-rsid="0603f9ef" style:font-size-asian="9.60000038146973pt" style:font-weight-asian="bold" style:font-size-complex="11pt" style:font-weight-complex="bold"/>
    </style:style>
    <style:style style:name="P14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efbb26" officeooo:paragraph-rsid="05ff8a20" style:font-size-asian="9.60000038146973pt" style:font-weight-asian="bold" style:font-size-complex="11pt" style:font-weight-complex="bold"/>
    </style:style>
    <style:style style:name="P14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e83fbb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4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9fb1ba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5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a003ec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5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0a19649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5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12fb4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5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12fb4" officeooo:paragraph-rsid="05a2bbab" style:font-name-asian="Times New Roman" style:font-size-asian="9.60000038146973pt" style:font-weight-asian="bold" style:font-name-complex="Calibri2" style:font-size-complex="11pt" style:font-weight-complex="bold"/>
    </style:style>
    <style:style style:name="P15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36e8b2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5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4e86b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5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52144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5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5fd2d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5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7d93c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5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acb76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6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fdb08d" officeooo:paragraph-rsid="0670d2da" style:font-name-asian="Times New Roman" style:font-size-asian="9.60000038146973pt" style:font-weight-asian="bold" style:font-name-complex="Calibri2" style:font-size-complex="11pt" style:font-weight-complex="bold"/>
    </style:style>
    <style:style style:name="P16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fc5c0a" officeooo:paragraph-rsid="05b73eb7" style:font-name-asian="Times New Roman" style:font-size-asian="9.60000038146973pt" style:font-weight-asian="bold" style:font-name-complex="Calibri2" style:font-size-complex="11pt" style:font-weight-complex="bold"/>
    </style:style>
    <style:style style:name="P16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1fc5c0a" officeooo:paragraph-rsid="05c3bf43" style:font-name-asian="Times New Roman" style:font-size-asian="9.60000038146973pt" style:font-weight-asian="bold" style:font-name-complex="Calibri2" style:font-size-complex="11pt" style:font-weight-complex="bold"/>
    </style:style>
    <style:style style:name="P16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b1753e" officeooo:paragraph-rsid="05b73eb7" style:font-name-asian="Times New Roman" style:font-size-asian="9.60000038146973pt" style:font-weight-asian="bold" style:font-name-complex="Calibri2" style:font-size-complex="11pt" style:font-weight-complex="bold"/>
    </style:style>
    <style:style style:name="P16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efe2e9" officeooo:paragraph-rsid="0694c296" style:font-name-asian="Times New Roman" style:font-size-asian="9.60000038146973pt" style:font-weight-asian="bold" style:font-name-complex="Calibri2" style:font-size-complex="11pt" style:font-weight-complex="bold"/>
    </style:style>
    <style:style style:name="P16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7fef7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6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1b2772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6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1312f" officeooo:paragraph-rsid="05a87865" style:font-name-asian="Times New Roman" style:font-size-asian="9.60000038146973pt" style:font-weight-asian="bold" style:font-name-complex="Calibri2" style:font-size-complex="11pt" style:font-weight-complex="bold"/>
    </style:style>
    <style:style style:name="P16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38595d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6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109056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7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42390ce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7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394722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7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08ed24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7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489a37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74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ca336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75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5e3d52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76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e83d0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77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5d4464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78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ed386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79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2056b4b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80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3681d27" officeooo:paragraph-rsid="05a2bbab" style:font-name-asian="Times New Roman" style:font-size-asian="9.60000038146973pt" style:font-weight-asian="bold" style:font-name-complex="Calibri2" style:font-size-complex="11pt" style:font-weight-complex="bold"/>
    </style:style>
    <style:style style:name="P181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545a0a3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82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4759b33" officeooo:paragraph-rsid="0645b214" style:font-name-asian="Times New Roman" style:font-size-asian="9.60000038146973pt" style:font-weight-asian="bold" style:font-name-complex="Calibri2" style:font-size-complex="11pt" style:font-weight-complex="bold"/>
    </style:style>
    <style:style style:name="P183" style:family="paragraph" style:parent-style-name="List_20_Paragraph" style:list-style-name="L1">
      <style:paragraph-properties fo:text-align="justify" style:justify-single-word="false"/>
      <style:text-properties fo:color="#ff0000" fo:font-size="11pt" fo:font-weight="bold" officeooo:rsid="04759b33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184" style:family="paragraph" style:parent-style-name="List_20_Paragraph" style:list-style-name="L1">
      <style:paragraph-properties fo:text-align="justify" style:justify-single-word="false"/>
      <style:text-properties fo:color="#ff0000" officeooo:rsid="0100db06" officeooo:paragraph-rsid="05897a83"/>
    </style:style>
    <style:style style:name="P185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0e3cf7" officeooo:paragraph-rsid="05897a83" style:font-weight-asian="bold" style:font-weight-complex="bold"/>
    </style:style>
    <style:style style:name="P186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f91398" officeooo:paragraph-rsid="05897a83" style:font-weight-asian="bold" style:font-weight-complex="bold"/>
    </style:style>
    <style:style style:name="P187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0a36550" officeooo:paragraph-rsid="05897a83" style:font-weight-asian="bold" style:font-weight-complex="bold"/>
    </style:style>
    <style:style style:name="P188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eede42" officeooo:paragraph-rsid="05897a83" style:font-weight-asian="bold" style:font-weight-complex="bold"/>
    </style:style>
    <style:style style:name="P189" style:family="paragraph" style:parent-style-name="List_20_Paragraph" style:list-style-name="L1">
      <style:paragraph-properties fo:text-align="justify" style:justify-single-word="false"/>
      <style:text-properties fo:color="#ff0000" fo:font-weight="bold" officeooo:paragraph-rsid="05897a83" style:font-weight-asian="bold" style:font-weight-complex="bold"/>
    </style:style>
    <style:style style:name="P190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61250e" officeooo:paragraph-rsid="05b73eb7" style:font-weight-asian="bold" style:font-weight-complex="bold"/>
    </style:style>
    <style:style style:name="P191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2238310" officeooo:paragraph-rsid="05a2bbab" style:font-weight-asian="bold" style:font-weight-complex="bold"/>
    </style:style>
    <style:style style:name="P192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365244d" officeooo:paragraph-rsid="05a2bbab" style:font-weight-asian="bold" style:font-weight-complex="bold"/>
    </style:style>
    <style:style style:name="P193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1db4cb5" officeooo:paragraph-rsid="05b73eb7" style:font-name-asian="Times New Roman" style:font-weight-asian="bold" style:font-name-complex="Calibri2" style:font-weight-complex="bold"/>
    </style:style>
    <style:style style:name="P194" style:family="paragraph" style:parent-style-name="List_20_Paragraph" style:list-style-name="L1">
      <style:paragraph-properties fo:text-align="justify" style:justify-single-word="false"/>
      <style:text-properties fo:color="#ff0000" fo:font-weight="bold" officeooo:rsid="03432f29" officeooo:paragraph-rsid="05b73eb7" style:font-name-asian="Times New Roman" style:font-weight-asian="bold" style:font-name-complex="Calibri2" style:font-weight-complex="bold"/>
    </style:style>
    <style:style style:name="P195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bold" officeooo:rsid="03ff8125" officeooo:paragraph-rsid="05897a83" style:font-size-asian="9.60000038146973pt" style:font-weight-asian="bold" style:font-size-complex="11pt" style:font-weight-complex="bold"/>
    </style:style>
    <style:style style:name="P196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bold" officeooo:rsid="03fa395e" officeooo:paragraph-rsid="05897a83" style:font-size-asian="9.60000038146973pt" style:font-weight-asian="bold" style:font-size-complex="11pt" style:font-weight-complex="bold"/>
    </style:style>
    <style:style style:name="P197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bold" officeooo:rsid="03fbfdbd" officeooo:paragraph-rsid="05897a83" style:font-size-asian="9.60000038146973pt" style:font-weight-asian="bold" style:font-size-complex="11pt" style:font-weight-complex="bold"/>
    </style:style>
    <style:style style:name="P198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bold" officeooo:rsid="03fd8d45" officeooo:paragraph-rsid="05897a83" style:font-size-asian="9.60000038146973pt" style:font-weight-asian="bold" style:font-size-complex="11pt" style:font-weight-complex="bold"/>
    </style:style>
    <style:style style:name="P199" style:family="paragraph" style:parent-style-name="List_20_Paragraph" style:list-style-name="L1">
      <style:paragraph-properties fo:text-align="justify" style:justify-single-word="false"/>
      <style:text-properties fo:color="#ff0000" style:font-name="Courier 10 Pitch" fo:font-size="11pt" fo:font-weight="bold" officeooo:rsid="03fa53d0" officeooo:paragraph-rsid="05897a83" style:font-size-asian="9.60000038146973pt" style:font-weight-asian="bold" style:font-size-complex="11pt" style:font-weight-complex="bold"/>
    </style:style>
    <style:style style:name="P200" style:family="paragraph" style:parent-style-name="List_20_Paragraph" style:list-style-name="L1">
      <style:paragraph-properties fo:text-align="justify" style:justify-single-word="false"/>
      <style:text-properties fo:color="#ff0000" officeooo:paragraph-rsid="05897a83"/>
    </style:style>
    <style:style style:name="P201" style:family="paragraph" style:parent-style-name="List_20_Paragraph" style:list-style-name="L1">
      <style:paragraph-properties fo:text-align="justify" style:justify-single-word="false"/>
      <style:text-properties fo:color="#ff0000" officeooo:rsid="00ce771a" officeooo:paragraph-rsid="05897a83"/>
    </style:style>
    <style:style style:name="P202" style:family="paragraph" style:parent-style-name="List_20_Paragraph" style:list-style-name="L1">
      <style:paragraph-properties fo:text-align="justify" style:justify-single-word="false"/>
      <style:text-properties officeooo:paragraph-rsid="05ba1e98"/>
    </style:style>
    <style:style style:name="P203" style:family="paragraph" style:parent-style-name="List_20_Paragraph" style:list-style-name="L1">
      <style:paragraph-properties fo:text-align="justify" style:justify-single-word="false"/>
      <style:text-properties officeooo:paragraph-rsid="05897a83"/>
    </style:style>
    <style:style style:name="P204" style:family="paragraph" style:parent-style-name="List_20_Paragraph" style:list-style-name="L1">
      <style:paragraph-properties fo:text-align="justify" style:justify-single-word="false"/>
      <style:text-properties officeooo:paragraph-rsid="0595676e"/>
    </style:style>
    <style:style style:name="P205" style:family="paragraph" style:parent-style-name="List_20_Paragraph" style:list-style-name="L1">
      <style:paragraph-properties fo:text-align="justify" style:justify-single-word="false"/>
      <style:text-properties officeooo:paragraph-rsid="05e08bf9"/>
    </style:style>
    <style:style style:name="P206" style:family="paragraph" style:parent-style-name="List_20_Paragraph" style:list-style-name="L1">
      <style:paragraph-properties fo:text-align="justify" style:justify-single-word="false"/>
      <style:text-properties officeooo:paragraph-rsid="05b73eb7"/>
    </style:style>
    <style:style style:name="P207" style:family="paragraph" style:parent-style-name="List_20_Paragraph" style:list-style-name="L1">
      <style:paragraph-properties fo:text-align="justify" style:justify-single-word="false"/>
      <style:text-properties officeooo:paragraph-rsid="0593a35e"/>
    </style:style>
    <style:style style:name="P208" style:family="paragraph" style:parent-style-name="List_20_Paragraph" style:list-style-name="L1">
      <style:paragraph-properties fo:text-align="justify" style:justify-single-word="false"/>
      <style:text-properties officeooo:rsid="0027eccc" officeooo:paragraph-rsid="05ba1e98"/>
    </style:style>
    <style:style style:name="P209" style:family="paragraph" style:parent-style-name="List_20_Paragraph" style:list-style-name="L1">
      <style:paragraph-properties fo:text-align="justify" style:justify-single-word="false"/>
      <style:text-properties officeooo:rsid="0027eccc" officeooo:paragraph-rsid="05b73eb7"/>
    </style:style>
    <style:style style:name="P210" style:family="paragraph" style:parent-style-name="List_20_Paragraph" style:list-style-name="L1">
      <style:paragraph-properties fo:text-align="justify" style:justify-single-word="false"/>
      <style:text-properties officeooo:rsid="002a2bbf" officeooo:paragraph-rsid="05897a83"/>
    </style:style>
    <style:style style:name="P211" style:family="paragraph" style:parent-style-name="List_20_Paragraph" style:list-style-name="L1">
      <style:paragraph-properties fo:text-align="justify" style:justify-single-word="false"/>
      <style:text-properties officeooo:rsid="0023733c" officeooo:paragraph-rsid="05897a83"/>
    </style:style>
    <style:style style:name="P212" style:family="paragraph" style:parent-style-name="List_20_Paragraph" style:list-style-name="L1">
      <style:paragraph-properties fo:text-align="justify" style:justify-single-word="false"/>
      <style:text-properties officeooo:rsid="002dece7" officeooo:paragraph-rsid="05897a83"/>
    </style:style>
    <style:style style:name="P213" style:family="paragraph" style:parent-style-name="List_20_Paragraph" style:list-style-name="L1">
      <style:paragraph-properties fo:text-align="justify" style:justify-single-word="false"/>
      <style:text-properties officeooo:rsid="0261121e" officeooo:paragraph-rsid="05897a83"/>
    </style:style>
    <style:style style:name="P214" style:family="paragraph" style:parent-style-name="List_20_Paragraph" style:list-style-name="L1">
      <style:paragraph-properties fo:text-align="justify" style:justify-single-word="false"/>
      <style:text-properties officeooo:rsid="0409e99c" officeooo:paragraph-rsid="05897a83"/>
    </style:style>
    <style:style style:name="P215" style:family="paragraph" style:parent-style-name="List_20_Paragraph" style:list-style-name="L1">
      <style:paragraph-properties fo:text-align="justify" style:justify-single-word="false"/>
      <style:text-properties fo:color="#000000" fo:font-size="11pt" fo:font-weight="bold" officeooo:rsid="0272d7f9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16" style:family="paragraph" style:parent-style-name="List_20_Paragraph" style:list-style-name="L1">
      <style:paragraph-properties fo:text-align="justify" style:justify-single-word="false"/>
      <style:text-properties fo:color="#000000" fo:font-size="11pt" fo:font-weight="bold" officeooo:rsid="02732e10" officeooo:paragraph-rsid="0624edbd" style:font-name-asian="Times New Roman" style:font-size-asian="9.60000038146973pt" style:font-weight-asian="bold" style:font-name-complex="Calibri2" style:font-size-complex="11pt" style:font-weight-complex="bold"/>
    </style:style>
    <style:style style:name="P217" style:family="paragraph" style:parent-style-name="List_20_Paragraph" style:list-style-name="L1">
      <style:paragraph-properties fo:text-align="justify" style:justify-single-word="false"/>
      <style:text-properties fo:color="#000000" fo:font-size="11pt" fo:font-weight="normal" officeooo:rsid="0272d7f9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218" style:family="paragraph" style:parent-style-name="List_20_Paragraph" style:list-style-name="L1">
      <style:paragraph-properties fo:text-align="justify" style:justify-single-word="false"/>
      <style:text-properties fo:color="#000000" fo:font-size="11pt" fo:font-weight="normal" officeooo:rsid="026b4363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219" style:family="paragraph" style:parent-style-name="List_20_Paragraph" style:list-style-name="L1">
      <style:paragraph-properties fo:text-align="justify" style:justify-single-word="false"/>
      <style:text-properties fo:color="#000000" fo:font-size="11pt" fo:font-weight="normal" officeooo:rsid="026d612d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220" style:family="paragraph" style:parent-style-name="List_20_Paragraph" style:list-style-name="L1">
      <style:paragraph-properties fo:text-align="justify" style:justify-single-word="false"/>
      <style:text-properties fo:color="#000000" fo:font-size="11pt" fo:font-weight="normal" officeooo:rsid="0477a894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221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272d7f9" officeooo:paragraph-rsid="05897a83" style:font-weight-asian="normal" style:font-weight-complex="normal"/>
    </style:style>
    <style:style style:name="P222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278f6da" officeooo:paragraph-rsid="05897a83" style:font-weight-asian="normal" style:font-weight-complex="normal"/>
    </style:style>
    <style:style style:name="P223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278d1b4" officeooo:paragraph-rsid="05897a83" style:font-weight-asian="normal" style:font-weight-complex="normal"/>
    </style:style>
    <style:style style:name="P224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0c9efbf" officeooo:paragraph-rsid="05897a83" style:font-weight-asian="normal" style:font-weight-complex="normal"/>
    </style:style>
    <style:style style:name="P225" style:family="paragraph" style:parent-style-name="List_20_Paragraph" style:list-style-name="L1">
      <style:paragraph-properties fo:text-align="justify" style:justify-single-word="false"/>
      <style:text-properties fo:color="#000000" fo:font-weight="normal" officeooo:rsid="0376a19e" officeooo:paragraph-rsid="05897a83" style:font-weight-asian="normal" style:font-weight-complex="normal"/>
    </style:style>
    <style:style style:name="P226" style:family="paragraph" style:parent-style-name="List_20_Paragraph" style:list-style-name="L1" style:master-page-name="Standard">
      <style:paragraph-properties fo:text-align="justify" style:justify-single-word="false" style:page-number="auto"/>
      <style:text-properties officeooo:rsid="0145d31b" officeooo:paragraph-rsid="05897a83"/>
    </style:style>
    <style:style style:name="P22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144d4" officeooo:paragraph-rsid="05897a83" style:font-name-asian="Times New Roman" style:font-weight-asian="normal" style:font-name-complex="Calibri2" style:font-weight-complex="normal"/>
    </style:style>
    <style:style style:name="P22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0c259" officeooo:paragraph-rsid="05897a83" style:font-name-asian="Times New Roman" style:font-weight-asian="normal" style:font-name-complex="Calibri2" style:font-weight-complex="normal"/>
    </style:style>
    <style:style style:name="P22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weight="normal" officeooo:rsid="03e7337f" officeooo:paragraph-rsid="05897a83" style:font-name-asian="Times New Roman" style:font-weight-asian="normal" style:font-name-complex="Calibri2" style:font-weight-complex="normal"/>
    </style:style>
    <style:style style:name="P23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22d2a2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23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22a5ab9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23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b3b4fd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23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normal" officeooo:rsid="03e7337f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23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bold" officeooo:rsid="01ec8ba7" officeooo:paragraph-rsid="05f3bfde" style:font-name-asian="Times New Roman" style:font-size-asian="9.60000038146973pt" style:font-weight-asian="bold" style:font-name-complex="Calibri2" style:font-size-complex="11pt" style:font-weight-complex="bold"/>
    </style:style>
    <style:style style:name="P23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ff0000" fo:font-size="11pt" fo:font-weight="bold" officeooo:rsid="01ec8ba7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1ec8ba7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7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22992d6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8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size="11pt" fo:font-weight="bold" officeooo:rsid="0147389a" officeooo:paragraph-rsid="05897a83" style:font-name-asian="Times New Roman" style:font-size-asian="9.60000038146973pt" style:font-weight-asian="bold" style:font-name-complex="Calibri2" style:font-size-complex="11pt" style:font-weight-complex="bold"/>
    </style:style>
    <style:style style:name="P239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normal" officeooo:rsid="038b93a1" officeooo:paragraph-rsid="05897a83" style:font-name-asian="Times New Roman" style:font-weight-asian="normal" style:font-name-complex="Calibri2" style:font-weight-complex="normal"/>
    </style:style>
    <style:style style:name="P240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7826" fo:font-weight="bold" officeooo:rsid="01e92c94" officeooo:paragraph-rsid="05897a83" style:font-name-asian="Times New Roman" style:font-weight-asian="bold" style:font-name-complex="Calibri2" style:font-weight-complex="bold"/>
    </style:style>
    <style:style style:name="P241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6743d1" officeooo:paragraph-rsid="05897a83" style:font-name-asian="Times New Roman" style:font-weight-asian="normal" style:font-name-complex="Calibri2" style:font-weight-complex="normal"/>
    </style:style>
    <style:style style:name="P242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3987bd7" officeooo:paragraph-rsid="05897a83" style:font-name-asian="Times New Roman" style:font-weight-asian="normal" style:font-name-complex="Calibri2" style:font-weight-complex="normal"/>
    </style:style>
    <style:style style:name="P243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6e4373" officeooo:paragraph-rsid="05897a83" style:font-name-asian="Times New Roman" style:font-weight-asian="normal" style:font-name-complex="Calibri2" style:font-weight-complex="normal"/>
    </style:style>
    <style:style style:name="P244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weight="normal" officeooo:rsid="00711c7f" officeooo:paragraph-rsid="05897a83" style:font-name-asian="Times New Roman" style:font-weight-asian="normal" style:font-name-complex="Calibri2" style:font-weight-complex="normal"/>
    </style:style>
    <style:style style:name="P245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fo:color="#000000" fo:font-size="11pt" fo:font-weight="normal" officeooo:rsid="011311bd" officeooo:paragraph-rsid="05897a83" style:font-name-asian="Times New Roman" style:font-size-asian="9.60000038146973pt" style:font-weight-asian="normal" style:font-name-complex="Calibri2" style:font-size-complex="11pt" style:font-weight-complex="normal"/>
    </style:style>
    <style:style style:name="P246" style:family="paragraph" style:parent-style-name="List_20_Paragraph" style:list-style-name="L1">
      <style:paragraph-properties fo:margin-top="0cm" fo:margin-bottom="0.353cm" loext:contextual-spacing="true" fo:text-align="justify" style:justify-single-word="false"/>
      <style:text-properties officeooo:paragraph-rsid="05897a83"/>
    </style:style>
    <style:style style:name="T1" style:family="text">
      <style:text-properties fo:color="#ff0000"/>
    </style:style>
    <style:style style:name="T2" style:family="text">
      <style:text-properties fo:color="#ff0000" fo:font-weight="normal" officeooo:rsid="00349fbf" style:font-weight-asian="normal" style:font-weight-complex="normal"/>
    </style:style>
    <style:style style:name="T3" style:family="text">
      <style:text-properties fo:color="#ff0000" fo:font-weight="normal" officeooo:rsid="00ca4da4" style:font-weight-asian="normal" style:font-weight-complex="normal"/>
    </style:style>
    <style:style style:name="T4" style:family="text">
      <style:text-properties fo:color="#ff0000" fo:font-weight="normal" officeooo:rsid="00ccbfa3" style:font-weight-asian="normal" style:font-weight-complex="normal"/>
    </style:style>
    <style:style style:name="T5" style:family="text">
      <style:text-properties fo:color="#ff0000" fo:font-size="11pt" fo:font-weight="normal" officeooo:rsid="01957912" style:font-size-asian="9.60000038146973pt" style:font-weight-asian="normal" style:font-size-complex="11pt" style:font-weight-complex="normal"/>
    </style:style>
    <style:style style:name="T6" style:family="text">
      <style:text-properties fo:color="#ff0000" fo:font-size="11pt" fo:font-weight="normal" officeooo:rsid="01af4bb9" style:font-size-asian="9.60000038146973pt" style:font-weight-asian="normal" style:font-size-complex="11pt" style:font-weight-complex="normal"/>
    </style:style>
    <style:style style:name="T7" style:family="text">
      <style:text-properties fo:color="#ff0000" fo:font-size="11pt" fo:font-weight="normal" officeooo:rsid="0147389a" style:font-size-asian="9.60000038146973pt" style:font-weight-asian="normal" style:font-size-complex="11pt" style:font-weight-complex="normal"/>
    </style:style>
    <style:style style:name="T8" style:family="text">
      <style:text-properties fo:color="#ff0000" fo:font-size="11pt" fo:font-weight="normal" officeooo:rsid="01b6f5d6" style:font-size-asian="9.60000038146973pt" style:font-weight-asian="normal" style:font-size-complex="11pt" style:font-weight-complex="normal"/>
    </style:style>
    <style:style style:name="T9" style:family="text">
      <style:text-properties fo:color="#ff0000" fo:font-size="11pt" fo:font-weight="bold" officeooo:rsid="019f763b" style:font-size-asian="9.60000038146973pt" style:font-weight-asian="bold" style:font-size-complex="11pt" style:font-weight-complex="bold"/>
    </style:style>
    <style:style style:name="T10" style:family="text">
      <style:text-properties fo:color="#ff0000" style:font-name="Calibri1" fo:font-size="11pt" fo:font-weight="bold" officeooo:rsid="01eede42" style:font-size-asian="11pt" style:font-weight-asian="bold" style:font-name-complex="Calibri2" style:font-size-complex="11pt" style:font-weight-complex="bold"/>
    </style:style>
    <style:style style:name="T11" style:family="text">
      <style:text-properties fo:color="#ff0000" style:font-name="Calibri1" fo:font-size="11pt" fo:font-weight="bold" officeooo:rsid="01d2fc02" style:font-size-asian="11pt" style:font-weight-asian="bold" style:font-name-complex="Calibri2" style:font-size-complex="11pt" style:font-weight-complex="bold"/>
    </style:style>
    <style:style style:name="T12" style:family="text">
      <style:text-properties fo:color="#ff0000" style:font-name="Calibri1" fo:font-size="11pt" fo:font-weight="bold" officeooo:rsid="037aff62" style:font-size-asian="11pt" style:font-weight-asian="bold" style:font-name-complex="Calibri2" style:font-size-complex="11pt" style:font-weight-complex="bold"/>
    </style:style>
    <style:style style:name="T13" style:family="text">
      <style:text-properties fo:color="#ff0000" style:font-name="Calibri1" fo:font-size="11pt" fo:font-weight="normal" officeooo:rsid="04dea505" style:font-size-asian="11pt" style:font-weight-asian="normal" style:font-name-complex="Calibri2" style:font-size-complex="11pt" style:font-weight-complex="normal"/>
    </style:style>
    <style:style style:name="T14" style:family="text">
      <style:text-properties fo:color="#ff0000" style:font-name="Courier 10 Pitch" fo:font-weight="bold" officeooo:rsid="00ccdd94" style:font-weight-asian="bold" style:font-weight-complex="bold"/>
    </style:style>
    <style:style style:name="T15" style:family="text">
      <style:text-properties fo:color="#ff0000" style:font-name="Courier 10 Pitch" fo:font-weight="bold" officeooo:rsid="00ccbfa3" style:font-weight-asian="bold" style:font-weight-complex="bold"/>
    </style:style>
    <style:style style:name="T16" style:family="text">
      <style:text-properties fo:color="#ff0000" officeooo:rsid="00ce771a"/>
    </style:style>
    <style:style style:name="T17" style:family="text">
      <style:text-properties fo:color="#ff0000" officeooo:rsid="04759b33"/>
    </style:style>
    <style:style style:name="T18" style:family="text">
      <style:text-properties fo:font-weight="normal" style:font-name-asian="Times New Roman" style:font-weight-asian="normal" style:font-name-complex="Calibri2" style:font-weight-complex="normal"/>
    </style:style>
    <style:style style:name="T19" style:family="text">
      <style:text-properties fo:font-weight="normal" officeooo:rsid="04912325" style:font-name-asian="Times New Roman" style:font-weight-asian="normal" style:font-name-complex="Calibri2" style:font-weight-complex="normal"/>
    </style:style>
    <style:style style:name="T20" style:family="text">
      <style:text-properties fo:font-weight="normal" officeooo:rsid="050a450e" style:font-name-asian="Times New Roman" style:font-weight-asian="normal" style:font-name-complex="Calibri2" style:font-weight-complex="normal"/>
    </style:style>
    <style:style style:name="T21" style:family="text">
      <style:text-properties fo:font-weight="normal" officeooo:rsid="050bca5a" style:font-name-asian="Times New Roman" style:font-weight-asian="normal" style:font-name-complex="Calibri2" style:font-weight-complex="normal"/>
    </style:style>
    <style:style style:name="T22" style:family="text">
      <style:text-properties fo:font-weight="normal" officeooo:rsid="050cfd0f" style:font-name-asian="Times New Roman" style:font-weight-asian="normal" style:font-name-complex="Calibri2" style:font-weight-complex="normal"/>
    </style:style>
    <style:style style:name="T23" style:family="text">
      <style:text-properties fo:font-weight="normal" officeooo:rsid="02b8597f" style:font-name-asian="Times New Roman" style:font-weight-asian="normal" style:font-name-complex="Calibri2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32b89ab" style:font-weight-asian="normal" style:font-weight-complex="normal"/>
    </style:style>
    <style:style style:name="T26" style:family="text">
      <style:text-properties fo:font-weight="normal" officeooo:rsid="035e6f1f" style:font-weight-asian="normal" style:font-weight-complex="normal"/>
    </style:style>
    <style:style style:name="T27" style:family="text">
      <style:text-properties fo:font-weight="normal" officeooo:rsid="02b33281" style:font-weight-asian="normal" style:font-weight-complex="normal"/>
    </style:style>
    <style:style style:name="T28" style:family="text">
      <style:text-properties fo:font-weight="normal" officeooo:rsid="02b8597f" style:font-weight-asian="normal" style:font-weight-complex="normal"/>
    </style:style>
    <style:style style:name="T29" style:family="text">
      <style:text-properties fo:font-weight="normal" officeooo:rsid="02c6cc37" style:font-weight-asian="normal" style:font-weight-complex="normal"/>
    </style:style>
    <style:style style:name="T30" style:family="text">
      <style:text-properties fo:font-weight="normal" officeooo:rsid="02a8ce8b" style:font-weight-asian="normal" style:font-weight-complex="normal"/>
    </style:style>
    <style:style style:name="T31" style:family="text">
      <style:text-properties fo:font-weight="normal" officeooo:rsid="02a7c6df" style:font-weight-asian="normal" style:font-weight-complex="normal"/>
    </style:style>
    <style:style style:name="T32" style:family="text">
      <style:text-properties fo:font-weight="normal" officeooo:rsid="02ca5e1a" style:font-weight-asian="normal" style:font-weight-complex="normal"/>
    </style:style>
    <style:style style:name="T33" style:family="text">
      <style:text-properties fo:font-weight="normal" officeooo:rsid="02cc3add" style:font-weight-asian="normal" style:font-weight-complex="normal"/>
    </style:style>
    <style:style style:name="T34" style:family="text">
      <style:text-properties fo:font-weight="normal" officeooo:rsid="02d1aadb" style:font-weight-asian="normal" style:font-weight-complex="normal"/>
    </style:style>
    <style:style style:name="T35" style:family="text">
      <style:text-properties fo:font-weight="normal" officeooo:rsid="02d2ed79" style:font-weight-asian="normal" style:font-weight-complex="normal"/>
    </style:style>
    <style:style style:name="T36" style:family="text">
      <style:text-properties fo:font-weight="normal" officeooo:rsid="00ca4da4" style:font-weight-asian="normal" style:font-weight-complex="normal"/>
    </style:style>
    <style:style style:name="T37" style:family="text">
      <style:text-properties fo:font-weight="normal" officeooo:rsid="0101fe85" style:font-weight-asian="normal" style:font-weight-complex="normal"/>
    </style:style>
    <style:style style:name="T38" style:family="text">
      <style:text-properties fo:font-size="11pt" style:font-size-asian="9.60000038146973pt" style:font-size-complex="11pt"/>
    </style:style>
    <style:style style:name="T39" style:family="text">
      <style:text-properties fo:font-size="11pt" officeooo:rsid="018992b2" style:font-size-asian="9.60000038146973pt" style:font-size-complex="11pt"/>
    </style:style>
    <style:style style:name="T40" style:family="text">
      <style:text-properties fo:font-size="11pt" officeooo:rsid="0187d593" style:font-size-asian="9.60000038146973pt" style:font-size-complex="11pt"/>
    </style:style>
    <style:style style:name="T41" style:family="text">
      <style:text-properties fo:font-size="11pt" officeooo:rsid="044ce6bb" style:font-size-asian="9.60000038146973pt" style:font-size-complex="11pt"/>
    </style:style>
    <style:style style:name="T42" style:family="text">
      <style:text-properties fo:font-size="11pt" officeooo:rsid="04587851" style:font-size-asian="9.60000038146973pt" style:font-size-complex="11pt"/>
    </style:style>
    <style:style style:name="T43" style:family="text">
      <style:text-properties fo:font-size="11pt" officeooo:rsid="0345fd51" style:font-size-asian="9.60000038146973pt" style:font-size-complex="11pt"/>
    </style:style>
    <style:style style:name="T44" style:family="text">
      <style:text-properties fo:font-size="11pt" officeooo:rsid="01b9ac51" style:font-size-asian="9.60000038146973pt" style:font-size-complex="11pt"/>
    </style:style>
    <style:style style:name="T45" style:family="text">
      <style:text-properties fo:font-size="11pt" style:font-name-asian="Times New Roman" style:font-size-asian="9.60000038146973pt" style:font-name-complex="Calibri2" style:font-size-complex="11pt"/>
    </style:style>
    <style:style style:name="T46" style:family="text">
      <style:text-properties fo:font-size="11pt" officeooo:rsid="03e83fbb" style:font-name-asian="Times New Roman" style:font-size-asian="9.60000038146973pt" style:font-name-complex="Calibri2" style:font-size-complex="11pt"/>
    </style:style>
    <style:style style:name="T47" style:family="text">
      <style:text-properties fo:color="#007826"/>
    </style:style>
    <style:style style:name="T48" style:family="text">
      <style:text-properties fo:color="#007826"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49" style:family="text">
      <style:text-properties fo:color="#007826" style:font-name="Calibri1" fo:font-size="11pt" fo:font-weight="normal" officeooo:rsid="01ce3849" style:font-size-asian="11pt" style:font-weight-asian="normal" style:font-name-complex="Calibri2" style:font-size-complex="11pt" style:font-weight-complex="normal"/>
    </style:style>
    <style:style style:name="T50" style:family="text">
      <style:text-properties fo:color="#007826" style:font-name="Calibri1" fo:font-size="11pt" fo:font-weight="normal" officeooo:rsid="01d00949" style:font-size-asian="11pt" style:font-weight-asian="normal" style:font-name-complex="Calibri2" style:font-size-complex="11pt" style:font-weight-complex="normal"/>
    </style:style>
    <style:style style:name="T51" style:family="text">
      <style:text-properties fo:color="#007826" style:font-name="Calibri1" fo:font-size="11pt" fo:font-weight="normal" officeooo:rsid="01d15e66" style:font-size-asian="11pt" style:font-weight-asian="normal" style:font-name-complex="Calibri2" style:font-size-complex="11pt" style:font-weight-complex="normal"/>
    </style:style>
    <style:style style:name="T52" style:family="text">
      <style:text-properties fo:color="#007826" style:font-name="Calibri1" fo:font-size="11pt" fo:font-weight="normal" officeooo:rsid="04dea505" style:font-size-asian="11pt" style:font-weight-asian="normal" style:font-name-complex="Calibri2" style:font-size-complex="11pt" style:font-weight-complex="normal"/>
    </style:style>
    <style:style style:name="T53" style:family="text">
      <style:text-properties fo:color="#007826" style:font-name="Calibri1" fo:font-size="11pt" fo:font-weight="normal" officeooo:rsid="01d5e2de" style:font-size-asian="11pt" style:font-weight-asian="normal" style:font-name-complex="Calibri2" style:font-size-complex="11pt" style:font-weight-complex="normal"/>
    </style:style>
    <style:style style:name="T54" style:family="text">
      <style:text-properties fo:color="#007826" style:font-name="Calibri1" fo:font-size="11pt" fo:font-weight="normal" officeooo:rsid="03806be3" style:font-size-asian="11pt" style:font-weight-asian="normal" style:font-name-complex="Calibri2" style:font-size-complex="11pt" style:font-weight-complex="normal"/>
    </style:style>
    <style:style style:name="T55" style:family="text">
      <style:text-properties fo:color="#007826" style:font-name="Calibri1" fo:font-size="11pt" fo:font-weight="normal" officeooo:rsid="01d7aa9c" style:font-size-asian="11pt" style:font-weight-asian="normal" style:font-name-complex="Calibri2" style:font-size-complex="11pt" style:font-weight-complex="normal"/>
    </style:style>
    <style:style style:name="T56" style:family="text">
      <style:text-properties fo:color="#007826" style:font-name="Calibri1" fo:font-size="11pt" fo:font-weight="normal" officeooo:rsid="03811669" style:font-size-asian="11pt" style:font-weight-asian="normal" style:font-name-complex="Calibri2" style:font-size-complex="11pt" style:font-weight-complex="normal"/>
    </style:style>
    <style:style style:name="T57" style:family="text">
      <style:text-properties fo:color="#007826" style:font-name="Calibri1" fo:font-size="11pt" fo:font-weight="bold" officeooo:rsid="01eede42" style:font-size-asian="11pt" style:font-weight-asian="bold" style:font-name-complex="Calibri2" style:font-size-complex="11pt" style:font-weight-complex="bold"/>
    </style:style>
    <style:style style:name="T58" style:family="text">
      <style:text-properties fo:color="#007826" style:font-name="Calibri1" fo:font-size="11pt" fo:font-weight="bold" officeooo:rsid="003e2e33" style:font-size-asian="11pt" style:font-weight-asian="bold" style:font-name-complex="Calibri2" style:font-size-complex="11pt" style:font-weight-complex="bold"/>
    </style:style>
    <style:style style:name="T59" style:family="text">
      <style:text-properties fo:color="#007826" style:font-name="Calibri1" fo:font-size="11pt" fo:font-weight="bold" officeooo:rsid="01d51d46" style:font-size-asian="11pt" style:font-weight-asian="bold" style:font-name-complex="Calibri2" style:font-size-complex="11pt" style:font-weight-complex="bold"/>
    </style:style>
    <style:style style:name="T60" style:family="text">
      <style:text-properties fo:color="#007826" style:font-name="Calibri1" fo:font-size="11pt" fo:font-weight="bold" officeooo:rsid="0683579e" style:font-size-asian="11pt" style:font-weight-asian="bold" style:font-name-complex="Calibri2" style:font-size-complex="11pt" style:font-weight-complex="bold"/>
    </style:style>
    <style:style style:name="T61" style:family="text">
      <style:text-properties fo:color="#007826" style:font-name="Calibri1" fo:font-size="11pt" fo:font-weight="bold" officeooo:rsid="01d2fc02" style:font-size-asian="11pt" style:font-weight-asian="bold" style:font-name-complex="Calibri2" style:font-size-complex="11pt" style:font-weight-complex="bold"/>
    </style:style>
    <style:style style:name="T62" style:family="text">
      <style:text-properties fo:color="#007826" style:font-name="Calibri1" fo:font-size="11pt" fo:font-weight="bold" officeooo:rsid="037aff62" style:font-size-asian="11pt" style:font-weight-asian="bold" style:font-name-complex="Calibri2" style:font-size-complex="11pt" style:font-weight-complex="bold"/>
    </style:style>
    <style:style style:name="T63" style:family="text">
      <style:text-properties fo:color="#007826" fo:font-weight="normal" style:font-weight-asian="normal" style:font-weight-complex="normal"/>
    </style:style>
    <style:style style:name="T64" style:family="text">
      <style:text-properties fo:color="#007826" fo:font-weight="normal" officeooo:rsid="0624edbd" style:font-weight-asian="normal" style:font-weight-complex="normal"/>
    </style:style>
    <style:style style:name="T65" style:family="text">
      <style:text-properties fo:color="#007826" fo:font-weight="normal" officeooo:rsid="00349fbf" style:font-weight-asian="normal" style:font-weight-complex="normal"/>
    </style:style>
    <style:style style:name="T66" style:family="text">
      <style:text-properties fo:color="#007826" fo:font-weight="normal" officeooo:rsid="050a450e" style:font-name-asian="Times New Roman" style:font-weight-asian="normal" style:font-name-complex="Calibri2" style:font-weight-complex="normal"/>
    </style:style>
    <style:style style:name="T67" style:family="text">
      <style:text-properties fo:color="#007826" fo:font-weight="normal" officeooo:rsid="050f8966" style:font-name-asian="Times New Roman" style:font-weight-asian="normal" style:font-name-complex="Calibri2" style:font-weight-complex="normal"/>
    </style:style>
    <style:style style:name="T68" style:family="text">
      <style:text-properties fo:color="#007826" fo:font-size="11pt" style:font-size-asian="9.60000038146973pt" style:font-size-complex="11pt"/>
    </style:style>
    <style:style style:name="T69" style:family="text">
      <style:text-properties fo:color="#007826" fo:font-size="11pt" officeooo:rsid="0189d3c6" style:font-size-asian="9.60000038146973pt" style:font-size-complex="11pt"/>
    </style:style>
    <style:style style:name="T70" style:family="text">
      <style:text-properties fo:color="#007826" fo:font-size="11pt" fo:font-weight="normal" officeooo:rsid="05df327c" style:font-size-asian="9.60000038146973pt" style:font-weight-asian="normal" style:font-size-complex="11pt" style:font-weight-complex="normal"/>
    </style:style>
    <style:style style:name="T71" style:family="text">
      <style:text-properties fo:color="#007826" fo:font-size="11pt" fo:font-weight="normal" officeooo:rsid="0189d3c6" style:font-name-asian="Times New Roman" style:font-size-asian="9.60000038146973pt" style:font-weight-asian="normal" style:font-name-complex="Calibri2" style:font-size-complex="11pt" style:font-weight-complex="normal"/>
    </style:style>
    <style:style style:name="T72" style:family="text">
      <style:text-properties fo:color="#007826" fo:font-size="11pt" fo:font-weight="bold" officeooo:rsid="019f763b" style:font-size-asian="9.60000038146973pt" style:font-weight-asian="bold" style:font-size-complex="11pt" style:font-weight-complex="bold"/>
    </style:style>
    <style:style style:name="T73" style:family="text">
      <style:text-properties fo:color="#007826" officeooo:rsid="02769635"/>
    </style:style>
    <style:style style:name="T74" style:family="text">
      <style:text-properties fo:color="#007826" officeooo:rsid="02784701"/>
    </style:style>
    <style:style style:name="T75" style:family="text">
      <style:text-properties fo:color="#007826" fo:font-weight="bold" officeooo:rsid="0147389a" style:font-weight-asian="bold" style:font-weight-complex="bold"/>
    </style:style>
    <style:style style:name="T76" style:family="text">
      <style:text-properties fo:color="#007826" fo:font-weight="bold" officeooo:rsid="03d5c26c" style:font-weight-asian="bold" style:font-weight-complex="bold"/>
    </style:style>
    <style:style style:name="T77" style:family="text">
      <style:text-properties fo:color="#007826" officeooo:rsid="048de736"/>
    </style:style>
    <style:style style:name="T78" style:family="text">
      <style:text-properties fo:color="#007826" officeooo:rsid="04790ef1"/>
    </style:style>
    <style:style style:name="T79" style:family="text">
      <style:text-properties fo:color="#007826" officeooo:rsid="0478190c"/>
    </style:style>
    <style:style style:name="T80" style:family="text">
      <style:text-properties fo:color="#007826" officeooo:rsid="00718795"/>
    </style:style>
    <style:style style:name="T81" style:family="text">
      <style:text-properties fo:color="#007826" officeooo:rsid="0113ab14"/>
    </style:style>
    <style:style style:name="T82" style:family="text">
      <style:text-properties fo:color="#007826" officeooo:rsid="014568d5"/>
    </style:style>
    <style:style style:name="T83" style:family="text">
      <style:text-properties fo:color="#007826" officeooo:rsid="0147389a"/>
    </style:style>
    <style:style style:name="T84" style:family="text">
      <style:text-properties fo:color="#007826" officeooo:rsid="0177f6f6"/>
    </style:style>
    <style:style style:name="T85" style:family="text">
      <style:text-properties fo:color="#007826" officeooo:rsid="046147aa"/>
    </style:style>
    <style:style style:name="T86" style:family="text">
      <style:text-properties fo:color="#007826" officeooo:rsid="016b478d"/>
    </style:style>
    <style:style style:name="T87" style:family="text">
      <style:text-properties officeooo:rsid="02172a25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officeooo:rsid="030db1a0" style:font-weight-asian="bold" style:font-weight-complex="bold"/>
    </style:style>
    <style:style style:name="T90" style:family="text">
      <style:text-properties fo:font-weight="bold" officeooo:rsid="031ef27e" style:font-weight-asian="bold" style:font-weight-complex="bold"/>
    </style:style>
    <style:style style:name="T91" style:family="text">
      <style:text-properties fo:font-weight="bold" officeooo:rsid="03141248" style:font-weight-asian="bold" style:font-weight-complex="bold"/>
    </style:style>
    <style:style style:name="T92" style:family="text">
      <style:text-properties fo:font-weight="bold" officeooo:rsid="01e8672d" style:font-weight-asian="bold" style:font-weight-complex="bold"/>
    </style:style>
    <style:style style:name="T93" style:family="text">
      <style:text-properties fo:font-weight="bold" officeooo:rsid="032a1efc" style:font-weight-asian="bold" style:font-weight-complex="bold"/>
    </style:style>
    <style:style style:name="T94" style:family="text">
      <style:text-properties fo:font-weight="bold" officeooo:rsid="01704544" style:font-weight-asian="bold" style:font-weight-complex="bold"/>
    </style:style>
    <style:style style:name="T95" style:family="text">
      <style:text-properties fo:font-weight="bold" officeooo:rsid="028fc9d0" style:font-weight-asian="bold" style:font-weight-complex="bold"/>
    </style:style>
    <style:style style:name="T96" style:family="text">
      <style:text-properties fo:font-weight="bold" officeooo:rsid="0298ef34" style:font-weight-asian="bold" style:font-weight-complex="bold"/>
    </style:style>
    <style:style style:name="T97" style:family="text">
      <style:text-properties fo:font-weight="bold" officeooo:rsid="00422d8b" style:font-weight-asian="bold" style:font-weight-complex="bold"/>
    </style:style>
    <style:style style:name="T98" style:family="text">
      <style:text-properties fo:font-weight="bold" officeooo:rsid="00455bd4" style:font-weight-asian="bold" style:font-weight-complex="bold"/>
    </style:style>
    <style:style style:name="T99" style:family="text">
      <style:text-properties fo:font-weight="bold" officeooo:rsid="01d69f61" style:font-weight-asian="bold" style:font-weight-complex="bold"/>
    </style:style>
    <style:style style:name="T100" style:family="text">
      <style:text-properties fo:font-weight="bold" officeooo:rsid="02dd96ce" style:font-weight-asian="bold" style:font-weight-complex="bold"/>
    </style:style>
    <style:style style:name="T101" style:family="text">
      <style:text-properties fo:font-weight="bold" officeooo:rsid="043c67c7" style:font-weight-asian="bold" style:font-weight-complex="bold"/>
    </style:style>
    <style:style style:name="T102" style:family="text">
      <style:text-properties fo:font-weight="bold" officeooo:rsid="050a450e" style:font-name-asian="Times New Roman" style:font-weight-asian="bold" style:font-name-complex="Calibri2" style:font-weight-complex="bold"/>
    </style:style>
    <style:style style:name="T103" style:family="text">
      <style:text-properties officeooo:rsid="0231d035"/>
    </style:style>
    <style:style style:name="T104" style:family="text">
      <style:text-properties officeooo:rsid="02320f77"/>
    </style:style>
    <style:style style:name="T105" style:family="text">
      <style:text-properties officeooo:rsid="03f49f04"/>
    </style:style>
    <style:style style:name="T106" style:family="text">
      <style:text-properties officeooo:rsid="0404e263"/>
    </style:style>
    <style:style style:name="T107" style:family="text">
      <style:text-properties officeooo:rsid="0406d457"/>
    </style:style>
    <style:style style:name="T108" style:family="text">
      <style:text-properties officeooo:rsid="040835a0"/>
    </style:style>
    <style:style style:name="T109" style:family="text">
      <style:text-properties officeooo:rsid="02542fb9"/>
    </style:style>
    <style:style style:name="T110" style:family="text">
      <style:text-properties style:font-name="Courier 10 Pitch" fo:font-size="11pt" fo:font-weight="bold" officeooo:rsid="03fa53d0" style:font-size-asian="9.60000038146973pt" style:font-weight-asian="bold" style:font-size-complex="11pt" style:font-weight-complex="bold"/>
    </style:style>
    <style:style style:name="T111" style:family="text">
      <style:text-properties style:font-name="Courier 10 Pitch" fo:font-size="11pt" fo:font-weight="bold" officeooo:rsid="0409c727" style:font-size-asian="9.60000038146973pt" style:font-weight-asian="bold" style:font-size-complex="11pt" style:font-weight-complex="bold"/>
    </style:style>
    <style:style style:name="T112" style:family="text">
      <style:text-properties officeooo:rsid="02b24baa"/>
    </style:style>
    <style:style style:name="T113" style:family="text">
      <style:text-properties officeooo:rsid="00349fbf"/>
    </style:style>
    <style:style style:name="T114" style:family="text">
      <style:text-properties officeooo:rsid="0169a1c9"/>
    </style:style>
    <style:style style:name="T115" style:family="text">
      <style:text-properties officeooo:rsid="030db1a0"/>
    </style:style>
    <style:style style:name="T116" style:family="text">
      <style:text-properties officeooo:rsid="031b2772"/>
    </style:style>
    <style:style style:name="T117" style:family="text">
      <style:text-properties officeooo:rsid="01e8672d"/>
    </style:style>
    <style:style style:name="T118" style:family="text">
      <style:text-properties officeooo:rsid="038cd509"/>
    </style:style>
    <style:style style:name="T119" style:family="text">
      <style:text-properties officeooo:rsid="032b89ab"/>
    </style:style>
    <style:style style:name="T120" style:family="text">
      <style:text-properties officeooo:rsid="011139f8"/>
    </style:style>
    <style:style style:name="T121" style:family="text">
      <style:text-properties style:text-position="super 58%" fo:font-weight="bold" officeooo:rsid="02e6306a" style:font-weight-asian="bold" style:font-weight-complex="bold"/>
    </style:style>
    <style:style style:name="T122" style:family="text">
      <style:text-properties officeooo:rsid="04759b33"/>
    </style:style>
    <style:style style:name="T123" style:family="text">
      <style:text-properties officeooo:rsid="00e93835"/>
    </style:style>
    <style:style style:name="T124" style:family="text">
      <style:text-properties officeooo:rsid="035e6f1f"/>
    </style:style>
    <style:style style:name="T125" style:family="text">
      <style:text-properties officeooo:rsid="00affdfd"/>
    </style:style>
    <style:style style:name="T126" style:family="text">
      <style:text-properties officeooo:rsid="02a8ce8b"/>
    </style:style>
    <style:style style:name="T127" style:family="text">
      <style:text-properties officeooo:rsid="0043f4df"/>
    </style:style>
    <style:style style:name="T128" style:family="text">
      <style:text-properties officeooo:rsid="00455bd4"/>
    </style:style>
    <style:style style:name="T129" style:family="text">
      <style:text-properties officeooo:rsid="009d05fa"/>
    </style:style>
    <style:style style:name="T130" style:family="text">
      <style:text-properties officeooo:rsid="02f457e7"/>
    </style:style>
    <style:style style:name="T131" style:family="text">
      <style:text-properties officeooo:rsid="01d69f61"/>
    </style:style>
    <style:style style:name="T132" style:family="text">
      <style:text-properties officeooo:rsid="02dc633c"/>
    </style:style>
    <style:style style:name="T133" style:family="text">
      <style:text-properties officeooo:rsid="02dd96ce"/>
    </style:style>
    <style:style style:name="T134" style:family="text">
      <style:text-properties officeooo:rsid="02ca5e1a"/>
    </style:style>
    <style:style style:name="T135" style:family="text">
      <style:text-properties officeooo:rsid="02cc3add"/>
    </style:style>
    <style:style style:name="T136" style:family="text">
      <style:text-properties officeooo:rsid="029df5b3"/>
    </style:style>
    <style:style style:name="T137" style:family="text">
      <style:text-properties officeooo:rsid="02fd5e8e"/>
    </style:style>
    <style:style style:name="T138" style:family="text">
      <style:text-properties officeooo:rsid="00aacd5c"/>
    </style:style>
    <style:style style:name="T139" style:family="text">
      <style:text-properties officeooo:rsid="02b8597f"/>
    </style:style>
    <style:style style:name="T140" style:family="text">
      <style:text-properties officeooo:rsid="04ee4c28"/>
    </style:style>
    <style:style style:name="T141" style:family="text">
      <style:text-properties officeooo:rsid="055da146"/>
    </style:style>
    <style:style style:name="T142" style:family="text">
      <style:text-properties officeooo:rsid="056666da"/>
    </style:style>
    <style:style style:name="T143" style:family="text">
      <style:text-properties officeooo:rsid="057537f3"/>
    </style:style>
    <style:style style:name="T144" style:family="text">
      <style:text-properties officeooo:rsid="01b6f5d6"/>
    </style:style>
    <style:style style:name="T145" style:family="text">
      <style:text-properties officeooo:rsid="0177f6f6"/>
    </style:style>
    <style:style style:name="T146" style:family="text">
      <style:text-properties officeooo:rsid="046147aa"/>
    </style:style>
    <style:style style:name="T147" style:family="text">
      <style:text-properties officeooo:rsid="016b478d"/>
    </style:style>
    <style:style style:name="T148" style:family="text">
      <style:text-properties officeooo:rsid="01b9ac51"/>
    </style:style>
    <style:style style:name="T149" style:family="text">
      <style:text-properties officeooo:rsid="059a7104"/>
    </style:style>
    <style:style style:name="T150" style:family="text">
      <style:text-properties officeooo:rsid="05a219ea"/>
    </style:style>
    <style:style style:name="T151" style:family="text">
      <style:text-properties style:font-name-asian="Times New Roman" style:font-name-complex="Calibri2"/>
    </style:style>
    <style:style style:name="T152" style:family="text">
      <style:text-properties officeooo:rsid="00349fbf" style:font-name-asian="Times New Roman" style:font-name-complex="Calibri2"/>
    </style:style>
    <style:style style:name="T153" style:family="text">
      <style:text-properties officeooo:rsid="0263715d" style:font-name-asian="Times New Roman" style:font-name-complex="Calibri2"/>
    </style:style>
    <style:style style:name="T154" style:family="text">
      <style:text-properties officeooo:rsid="05df327c"/>
    </style:style>
    <style:style style:name="T155" style:family="text">
      <style:text-properties officeooo:rsid="043c67c7"/>
    </style:style>
    <style:style style:name="T156" style:family="text">
      <style:text-properties officeooo:rsid="0638e315"/>
    </style:style>
    <style:style style:name="T157" style:family="text">
      <style:text-properties style:font-name="Calibri1" fo:font-weight="normal" officeooo:rsid="069bb118" style:font-weight-asian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58901498423414859" text:style-name="L1">
        <text:list-item>
          <text:p text:style-name="P226"><text:span text:style-name="Strong_20_Emphasis"><text:span text:style-name="T57">Some Important formulas:</text:span></text:span></text:p>
        </text:list-item>
        <text:list-item>
          <text:p text:style-name="P2"><text:span text:style-name="Strong_20_Emphasis"><text:span text:style-name="T57">Some Important formulas:</text:span></text:span></text:p>
        </text:list-item>
        <text:list-item>
          <text:p text:style-name="P2"><text:span text:style-name="Strong_20_Emphasis"><text:span text:style-name="T57">Some Important formulas:</text:span></text:span></text:p>
        </text:list-item>
        <text:list-item>
          <text:p text:style-name="P2"><text:span text:style-name="Strong_20_Emphasis"><text:span text:style-name="T57">Some Important formulas:</text:span></text:span></text:p>
        </text:list-item>
        <text:list-item>
          <text:p text:style-name="P2"><text:span text:style-name="Strong_20_Emphasis"><text:span text:style-name="T57">Some Important formulas:</text:span></text:span></text:p>
        </text:list-item>
        <text:list-item>
          <text:p text:style-name="P2"><text:span text:style-name="Strong_20_Emphasis"><text:span text:style-name="T57">Some Important formulas:</text:span></text:span></text:p>
        </text:list-item>
        <text:list-item>
          <text:p text:style-name="P2"><text:span text:style-name="Strong_20_Emphasis"><text:span text:style-name="T57">Some Important formulas:</text:span></text:span></text:p>
        </text:list-item>
        <text:list-item>
          <text:p text:style-name="P2"><text:span text:style-name="Strong_20_Emphasis"><text:span text:style-name="T57">Some Important formulas:</text:span></text:span></text:p>
        </text:list-item>
        <text:list-item>
          <text:p text:style-name="P2"><text:span text:style-name="Strong_20_Emphasis"><text:span text:style-name="T57">Some Important formulas:</text:span></text:span></text:p>
        </text:list-item>
        <text:list-item>
          <text:p text:style-name="P2"><text:span text:style-name="Strong_20_Emphasis"><text:span text:style-name="T57">Some Important formulas:</text:span></text:span></text:p>
        </text:list-item>
        <text:list-item>
          <text:p text:style-name="P3"><text:span text:style-name="Strong_20_Emphasis"><text:span text:style-name="T57">Some Important formulas:</text:span></text:span></text:p>
        </text:list-item>
        <text:list-item>
          <text:p text:style-name="P3"><text:span text:style-name="Strong_20_Emphasis"><text:span text:style-name="T57">Some Important formulas:</text:span></text:span></text:p>
        </text:list-item>
        <text:list-item>
          <text:p text:style-name="P3"><text:span text:style-name="Strong_20_Emphasis"><text:span text:style-name="T57">Some Important formulas:</text:span></text:span></text:p>
        </text:list-item>
        <text:list-item>
          <text:p text:style-name="P3"><text:span text:style-name="Strong_20_Emphasis"><text:span text:style-name="T57">Some Important formulas:</text:span></text:span></text:p>
        </text:list-item>
        <text:list-item>
          <text:p text:style-name="P3"><text:span text:style-name="Strong_20_Emphasis"><text:span text:style-name="T57">Some Important formulas:</text:span></text:span></text:p>
        </text:list-item>
        <text:list-item>
          <text:p text:style-name="P3"><text:span text:style-name="Strong_20_Emphasis"><text:span text:style-name="T57">Some Important formulas:</text:span></text:span></text:p>
        </text:list-item>
        <text:list-item>
          <text:p text:style-name="P3"><text:span text:style-name="Strong_20_Emphasis"><text:span text:style-name="T57">Some Important formulas:</text:span></text:span></text:p>
        </text:list-item>
        <text:list-item>
          <text:p text:style-name="P4"><text:span text:style-name="Strong_20_Emphasis"><text:span text:style-name="T57">Some Important formulas:</text:span></text:span></text:p>
        </text:list-item>
        <text:list-item>
          <text:p text:style-name="P4"><text:span text:style-name="Strong_20_Emphasis"><text:span text:style-name="T57">Some Important formulas:</text:span></text:span></text:p>
        </text:list-item>
        <text:list-item>
          <text:p text:style-name="P5"><text:span text:style-name="Strong_20_Emphasis"><text:span text:style-name="T57">Some Important formulas:</text:span></text:span></text:p>
        </text:list-item>
        <text:list-item>
          <text:p text:style-name="P5"><text:span text:style-name="Strong_20_Emphasis"><text:span text:style-name="T57">Some Important formulas:</text:span></text:span></text:p>
        </text:list-item>
        <text:list-item>
          <text:p text:style-name="P5"><text:span text:style-name="Strong_20_Emphasis"><text:span text:style-name="T57">Some Important formulas:</text:span></text:span></text:p>
        </text:list-item>
        <text:list-item>
          <text:p text:style-name="P5"><text:span text:style-name="Strong_20_Emphasis"><text:span text:style-name="T57">Some Important formulas:</text:span></text:span></text:p>
        </text:list-item>
        <text:list-item>
          <text:p text:style-name="P6"><text:span text:style-name="Strong_20_Emphasis"><text:span text:style-name="T57">Some Important formulas:</text:span></text:span></text:p>
        </text:list-item>
        <text:list-item>
          <text:p text:style-name="P11">ReverseLinkedList</text:p>
        </text:list-item>
        <text:list-item>
          <text:p text:style-name="P12">ReverseLinkedList</text:p>
        </text:list-item>
        <text:list-item>
          <text:p text:style-name="P12">ReverseDoublyLinkedList</text:p>
        </text:list-item>
        <text:list-item>
          <text:p text:style-name="P13">ReverseDoublyLinkedList</text:p>
        </text:list-item>
        <text:list-item>
          <text:p text:style-name="P14">ReverseDoublyLinkedList</text:p>
        </text:list-item>
        <text:list-item>
          <text:p text:style-name="P16">Recursive inorder, preorder, postorder of BST:</text:p>
          <text:p text:style-name="P79"><text:a xlink:type="simple" xlink:href="https://www.geeksforgeeks.org/tree-traversals-inorder-preorder-and-postorder/" text:style-name="Internet_20_link" text:visited-style-name="Visited_20_Internet_20_Link"><text:span text:style-name="T68">https://www.geeksforgeeks.org/tree-traversals-inorder-preorder-and-postorder/</text:span></text:a></text:p>
        </text:list-item>
        <text:list-item>
          <text:p text:style-name="P52">IterativePreorder,</text:p>
          <text:p text:style-name="P53">project TreeTraversalterative</text:p>
        </text:list-item>
        <text:list-item>
          <text:p text:style-name="P52">IterativeInorder,</text:p>
          <text:p text:style-name="P53">project TreeTraversalterative</text:p>
        </text:list-item>
        <text:list-item>
          <text:p text:style-name="P52">IterativePostorder,</text:p>
          <text:p text:style-name="P53">project TreeTraversalterative</text:p>
        </text:list-item>
        <text:list-item>
          <text:p text:style-name="P31">Print Ancestors <text:span text:style-name="T143">recursively</text:span> of a given node in Binary Tree:</text:p>
          <text:p text:style-name="P202"><text:a xlink:type="simple" xlink:href="http://www.geeksforgeeks.org/print-ancestors-of-a-given-node-in-binary-tree/" text:style-name="Internet_20_link" text:visited-style-name="Visited_20_Internet_20_Link"><text:span text:style-name="T72">http://www.geeksforgeeks.org/print-ancestors-of-a-given-node-in-binary-tree/</text:span></text:a></text:p>
        </text:list-item>
        <text:list-item>
          <text:p text:style-name="P52">IterativeAncestors,</text:p>
          <text:p text:style-name="P52"><text:span text:style-name="T43">project </text:span><text:span text:style-name="T42">PrintAncestorsIterative</text:span></text:p>
        </text:list-item>
        <text:list-item>
          <text:p text:style-name="P32"><text:span text:style-name="T151">Detect and remove loop in a linked list</text:span><text:span text:style-name="T152"> (four techniques):</text:span></text:p>
        </text:list-item>
        <text:list-item>
          <text:p text:style-name="P15">Detect and remove loop in a linked list<text:span text:style-name="T113"> (four techniques):</text:span></text:p>
          <text:p text:style-name="P208"><text:bookmark-start text:name="__DdeLink__2824_146117282811111"/><text:a xlink:type="simple" xlink:href="http://www.geeksforgeeks.org/detect-and-remove-loop-in-a-linked-list/" text:style-name="Internet_20_link" text:visited-style-name="Visited_20_Internet_20_Link"><text:span text:style-name="T65">http://www.geeksforgeeks.org/detect-and-remove-loop-in-a-linked-list/</text:span></text:a><text:bookmark-end text:name="__DdeLink__2824_146117282811111"/></text:p>
          <text:p text:style-name="P58">Second technique is kth node AFTER head</text:p>
          <text:p text:style-name="P44">And learn the implementation of <text:span text:style-name="T114">optimized method 2: Without counting nodes is loop</text:span></text:p>
        </text:list-item>
        <text:list-item>
          <text:p text:style-name="P17">Closest Pair of Points <text:span text:style-name="T149">(learn sortByX and sortByY methods)</text:span>:</text:p>
        </text:list-item>
        <text:list-item>
          <text:p text:style-name="P18">Closest Pair of Points <text:span text:style-name="T149">(learn sortByX and sortByY methods)</text:span>:</text:p>
          <text:p text:style-name="P20"><text:soft-page-break/>project ClosestPairOfPoints</text:p>
          <text:p text:style-name="P45">http://www.geeksforgeeks.org/closest-pair-of-points/</text:p>
        </text:list-item>
        <text:list-item>
          <text:p text:style-name="P45"><text:span text:style-name="T92">Subset sum problem: </text:span><text:span text:style-name="T117">Subset sum problem is to find subset of elements that are selected from a given set whose sum adds up to a given number K. We are considering the set contains non-negative values. It is assumed that the input set is unique (no duplicates are presented).</text:span></text:p>
          <text:p text:style-name="P45">https://www.youtube.com/watch?v=WRT8kmFOQTw</text:p>
          <text:p text:style-name="P45">http://krishnalearnings.blogspot.com/2015/08/sumset-sum-problem-java-and-backtracking.html</text:p>
        </text:list-item>
        <text:list-item>
          <text:p text:style-name="P45"><text:span text:style-name="T88">Partition problem: </text:span>(three solutions):</text:p>
          <text:p text:style-name="P45">1st solution: sort the array and then find that whether it is possible to make sum / 2 or not.</text:p>
          <text:p text:style-name="P45">2nd solution: recursive,</text:p>
          <text:p text:style-name="P45">3rd solution: dynamic,</text:p>
          <text:p text:style-name="P21">see project PartitionProblem</text:p>
          <text:p text:style-name="P49">https://www.geeksforgeeks.org/partition-problem-dp-18/</text:p>
        </text:list-item>
        <text:list-item>
          <text:p text:style-name="P46"><text:span text:style-name="T89">Tug of war:</text:span><text:span text:style-name="T115"> Given a set of n integers, divide the set in two subsets of n/2 sizes each such that the difference of the sum of two subsets is as minimum as possible. </text:span><text:bookmark text:name="more-1155941"/><text:span text:style-name="T115">If n is even, then sizes of two subsets must be strictly n/2 and if n is odd, then size of one subset must be (n-1)/2 and size of other subset must be (n+1)/2.</text:span></text:p>
          <text:p text:style-name="P45">http://www.geeksforgeeks.org/tug-of-war/</text:p>
        </text:list-item>
        <text:list-item>
          <text:p text:style-name="P22">Egg Dropping Puzzle:</text:p>
          <text:p text:style-name="P18"><text:span text:style-name="T26">time-complexity=&gt; </text:span>O(nk^2),<text:span text:style-name="T24"> </text:span><text:span text:style-name="T26">space complexity=&gt;</text:span><text:span text:style-name="T124"> </text:span>O(nk)</text:p>
          <text:p text:style-name="P45">http://www.geeksforgeeks.org/dynamic-programming-set-11-egg-dropping-puzzle/</text:p>
        </text:list-item>
        <text:list-item>
          <text:p text:style-name="P18">Cutting a rod:</text:p>
          <text:p text:style-name="P45">http://www.geeksforgeeks.org/dynamic-programming-set-13-cutting-a-rod/</text:p>
        </text:list-item>
        <text:list-item>
          <text:p text:style-name="P23">Word wrap problem:</text:p>
          <text:p text:style-name="P23">See project TextJustification</text:p>
          <text:p text:style-name="P45">https://www.youtube.com/watch?v=RORuwHiblPc</text:p>
          <text:p text:style-name="P45">https://github.com/mission-peace/interview/blob/master/src/com/interview/dynamic/TextJustification.java</text:p>
        </text:list-item>
        <text:list-item>
          <text:p text:style-name="P59">Minimum number of jumps to reach the end <text:span text:style-name="T150">(don’t read recursive)</text:span>:</text:p>
          <text:p text:style-name="P61">project MinimumJumps</text:p>
          <text:p text:style-name="P24">Time complexity of dynamic programming solution : O(n2) in worst case</text:p>
          <text:p text:style-name="P45">http://www.geeksforgeeks.org/minimum-number-of-jumps-to-reach-end-of-a-given-array/</text:p>
        </text:list-item>
        <text:list-item>
          <text:p text:style-name="P18">Largest Sum Contiguous subarray:</text:p>
          <text:p text:style-name="P26">project LargestSumContiguousSubarray</text:p>
          <text:p text:style-name="P45">http://www.geeksforgeeks.org/largest-sum-contiguous-subarray/</text:p>
        </text:list-item>
        <text:list-item>
          <text:p text:style-name="P33">Project BSTPreOrder</text:p>
        </text:list-item>
        <text:list-item>
          <text:p text:style-name="P63">Lexicographic rank of a string with duplicate characters</text:p>
          <text:p text:style-name="P227"><text:a xlink:type="simple" xlink:href="https://www.geeksforgeeks.org/lexicographic-rank-string-duplicate-characters/" text:style-name="Internet_20_link" text:visited-style-name="Visited_20_Internet_20_Link"><text:span text:style-name="T84">https://www.geeksforgeeks.org/lexicographic-rank-string-duplicate-characters/</text:span></text:a></text:p>
        </text:list-item>
        <text:list-item>
          <text:p text:style-name="P64"><text:span text:style-name="T104">project </text:span>PrintAllCombinations,</text:p>
          <text:p text:style-name="P228"><text:a xlink:type="simple" xlink:href="https://javahungry.blogspot.com/2014/02/algorithm-for-combinations-of-string-java-code-with-example.html" text:style-name="Internet_20_link" text:visited-style-name="Visited_20_Internet_20_Link"><text:span text:style-name="T85">https://javahungry.blogspot.com/2014/02/algorithm-for-combinations-of-string-java-code-with-example.html</text:span></text:a></text:p>
        </text:list-item>
        <text:list-item>
          <text:p text:style-name="P236"><text:soft-page-break/>smallest window in a string containing all characters of another string</text:p>
        </text:list-item>
        <text:list-item>
          <text:p text:style-name="P236">smallest window in a string containing all characters of another string</text:p>
          <text:p text:style-name="P230"><text:a xlink:type="simple" xlink:href="http://www.geeksforgeeks.org/find-the-smallest-window-in-a-string-containing-all-characters-of-another-string/" text:style-name="Internet_20_link" text:visited-style-name="Visited_20_Internet_20_Link"><text:span text:style-name="T86">http://www.geeksforgeeks.org/find-the-smallest-window-in-a-string-containing-all-characters-of-another-string/</text:span></text:a></text:p>
        </text:list-item>
        <text:list-item>
          <text:p text:style-name="P2"><text:span text:style-name="Strong_20_Emphasis"><text:span text:style-name="T49">Tail Recursion:</text:span></text:span></text:p>
          <text:p text:style-name="P71">Must see how to write a factorial program in tail recursion.</text:p>
          <text:p text:style-name="P210"><text:a xlink:type="simple" xlink:href="http://www.geeksforgeeks.org/tail-recursion/" text:style-name="Internet_20_link" text:visited-style-name="Visited_20_Internet_20_Link"><text:span text:style-name="T47">http://www.geeksforgeeks.org/tail-recursion/</text:span></text:a></text:p>
          <text:p text:style-name="P210"><text:a xlink:type="simple" xlink:href="http://www.geeksforgeeks.org/tail-call-elimination/" text:style-name="Internet_20_link" text:visited-style-name="Visited_20_Internet_20_Link"><text:span text:style-name="T47">http://www.geeksforgeeks.org/tail-call-elimination/</text:span></text:a></text:p>
        </text:list-item>
        <text:list-item>
          <text:p text:style-name="P2"><text:span text:style-name="Strong_20_Emphasis"><text:span text:style-name="T50">Length of linked list: iterative and recursive,</text:span></text:span></text:p>
          <text:p text:style-name="P211"><text:a xlink:type="simple" xlink:href="http://quiz.geeksforgeeks.org/find-length-of-a-linked-list-iterative-and-recursive/" text:style-name="Internet_20_link" text:visited-style-name="Visited_20_Internet_20_Link"><text:span text:style-name="Strong_20_Emphasis"><text:span text:style-name="T48">http://quiz.geeksforgeeks.org/find-length-of-a-linked-list-iterative-and-recursive/</text:span></text:span></text:a></text:p>
        </text:list-item>
        <text:list-item>
          <text:p text:style-name="P2"><text:span text:style-name="Strong_20_Emphasis"><text:span text:style-name="T51">Print linked list in reverse order,</text:span></text:span></text:p>
          <text:p text:style-name="P212"><text:a xlink:type="simple" xlink:href="http://www.geeksforgeeks.org/write-a-recursive-function-to-print-reverse-of-a-linked-list/" text:style-name="Internet_20_link" text:visited-style-name="Visited_20_Internet_20_Link"><text:span text:style-name="Strong_20_Emphasis"><text:span text:style-name="T48">http://www.geeksforgeeks.org/write-a-recursive-function-to-print-reverse-of-a-linked-list/</text:span></text:span></text:a></text:p>
        </text:list-item>
        <text:list-item>
          <text:p text:style-name="P2"><text:span text:style-name="Strong_20_Emphasis"><text:span text:style-name="T61">Fibonacci:</text:span></text:span></text:p>
        </text:list-item>
        <text:list-item>
          <text:p text:style-name="P2"><text:span text:style-name="Strong_20_Emphasis"><text:span text:style-name="T61">Fibonacci:</text:span></text:span></text:p>
        </text:list-item>
        <text:list-item>
          <text:p text:style-name="P2"><text:span text:style-name="Strong_20_Emphasis"><text:span text:style-name="T61">Fibonacci:</text:span></text:span></text:p>
          <text:p text:style-name="P2"><text:span text:style-name="Strong_20_Emphasis"><text:span text:style-name="T52">fib, fibRecursive, fibTailRecursive, fibDPMemoization, fibDPTabulation, fibUsingFormula, fibFormulaMemoization, fibMatrixMultiplication, fibOptimizedMatrixMultiplication</text:span></text:span></text:p>
          <text:p text:style-name="P2"><text:span text:style-name="Strong_20_Emphasis"><text:span text:style-name="T62">project Fibonacci</text:span></text:span></text:p>
        </text:list-item>
        <text:list-item>
          <text:p text:style-name="P2"><text:span text:style-name="Strong_20_Emphasis"><text:span text:style-name="T59">Binary Search with its time and space complexity </text:span></text:span><text:span text:style-name="Strong_20_Emphasis"><text:span text:style-name="T60">(both recursive and iterative)</text:span></text:span><text:span text:style-name="Strong_20_Emphasis"><text:span text:style-name="T59">:</text:span></text:span></text:p>
          <text:p text:style-name="P7"><text:span text:style-name="Strong_20_Emphasis"><text:span text:style-name="T60">project Searching</text:span></text:span></text:p>
          <text:p text:style-name="P239"><text:span text:style-name="T118">Time complexity: </text:span>The time complexity of Binary Search can be written as</text:p>
          <text:p text:style-name="P239"><text:s text:c="13"/>T(n) = T(n/2) + c </text:p>
          <text:p text:style-name="P239">The solution of the recurrence is (log n).</text:p>
          <text:p text:style-name="P239">Auxiliary Space: O(1) in case of iterative implementation. In case of recursive implementation, O(Logn) recursion call stack space.</text:p>
        </text:list-item>
        <text:list-item>
          <text:p text:style-name="P72"><text:span text:style-name="T102">Bucket Sort algorithm</text:span><text:span text:style-name="T20"> </text:span><text:span text:style-name="T21">(can be used for decimal values as well, </text:span><text:span text:style-name="T22">counting sort can’t be used for this</text:span><text:span text:style-name="T21">)</text:span><text:span text:style-name="T20">:</text:span></text:p>
          <text:p text:style-name="P203"><text:a xlink:type="simple" xlink:href="https://www.geeksforgeeks.org/bucket-sort-2/" text:style-name="Internet_20_link" text:visited-style-name="Visited_20_Internet_20_Link"><text:span text:style-name="T66">https://www.geeksforgeeks.org/bucket-sort-2/</text:span></text:a></text:p>
        </text:list-item>
        <text:list-item>
          <text:p text:style-name="P54">How to sort bucket sort and radix sort for negative numbers:</text:p>
          <text:p text:style-name="P203"><text:a xlink:type="simple" xlink:href="https://www.geeksforgeeks.org/bucket-sort-to-sort-an-array-with-negative-numbers/" text:style-name="Internet_20_link" text:visited-style-name="Visited_20_Internet_20_Link"><text:span text:style-name="T67">https://www.geeksforgeeks.org/bucket-sort-to-sort-an-array-with-negative-numbers/</text:span></text:a></text:p>
        </text:list-item>
        <text:list-item>
          <text:p text:style-name="P2"><text:span text:style-name="Strong_20_Emphasis"><text:span text:style-name="T58">Sorting directory material</text:span></text:span></text:p>
        </text:list-item>
        <text:list-item>
          <text:p text:style-name="P2"><text:span text:style-name="Strong_20_Emphasis"><text:span text:style-name="T58">Sorting directory material</text:span></text:span></text:p>
        </text:list-item>
        <text:list-item>
          <text:p text:style-name="P2"><text:span text:style-name="Strong_20_Emphasis"><text:span text:style-name="T58">Sorting directory material</text:span></text:span></text:p>
        </text:list-item>
        <text:list-item>
          <text:p text:style-name="P2"><text:span text:style-name="Strong_20_Emphasis"><text:span text:style-name="T53">Sorting,</text:span></text:span></text:p>
        </text:list-item>
        <text:list-item>
          <text:p text:style-name="P2"><text:span text:style-name="Strong_20_Emphasis"><text:span text:style-name="T53">Sorting,</text:span></text:span></text:p>
        </text:list-item>
        <text:list-item>
          <text:p text:style-name="P2"><text:span text:style-name="Strong_20_Emphasis"><text:span text:style-name="T53">Sorting,</text:span></text:span></text:p>
        </text:list-item>
        <text:list-item>
          <text:p text:style-name="P2"><text:span text:style-name="Strong_20_Emphasis"><text:span text:style-name="T53">Sorting,</text:span></text:span></text:p>
        </text:list-item>
        <text:list-item>
          <text:p text:style-name="P2"><text:span text:style-name="Strong_20_Emphasis"><text:span text:style-name="T53">Sorting,</text:span></text:span></text:p>
        </text:list-item>
        <text:list-item>
          <text:p text:style-name="P2"><text:span text:style-name="Strong_20_Emphasis"><text:span text:style-name="T53">Sorting,</text:span></text:span></text:p>
          <text:p text:style-name="P2"><text:span text:style-name="Strong_20_Emphasis"><text:span text:style-name="T54">project Sorting</text:span></text:span></text:p>
        </text:list-item>
        <text:list-item>
          <text:p text:style-name="P2"><text:span text:style-name="Strong_20_Emphasis"><text:span text:style-name="T55">Circular Array,</text:span></text:span></text:p>
          <text:p text:style-name="P2"><text:span text:style-name="Strong_20_Emphasis"><text:span text:style-name="T56">project CircularArray</text:span></text:span></text:p>
        </text:list-item>
        <text:list-item>
          <text:p text:style-name="P2"><text:span text:style-name="Strong_20_Emphasis"><text:span text:style-name="T55">LRUCache,</text:span></text:span></text:p>
          <text:p text:style-name="P2"><text:soft-page-break/><text:span text:style-name="Strong_20_Emphasis"><text:span text:style-name="T56">project LLD_LRUCache</text:span></text:span></text:p>
        </text:list-item>
        <text:list-item>
          <text:p text:style-name="P81">project MatrixSpiral,</text:p>
        </text:list-item>
        <text:list-item>
          <text:p text:style-name="P82">project MatrixSpiral,</text:p>
        </text:list-item>
        <text:list-item>
          <text:p text:style-name="P82">project MatrixSpiral,</text:p>
        </text:list-item>
        <text:list-item>
          <text:p text:style-name="P84">project MatrixRotate,</text:p>
        </text:list-item>
        <text:list-item>
          <text:p text:style-name="P84">project MatrixRotate,</text:p>
        </text:list-item>
        <text:list-item>
          <text:p text:style-name="P96"><text:span text:style-name="T19">D</text:span><text:span text:style-name="T18">LL,</text:span></text:p>
        </text:list-item>
        <text:list-item>
          <text:p text:style-name="P96"><text:span text:style-name="T19">D</text:span><text:span text:style-name="T18">LL,</text:span></text:p>
        </text:list-item>
        <text:list-item>
          <text:p text:style-name="P96"><text:span text:style-name="T19">D</text:span><text:span text:style-name="T18">LL,</text:span></text:p>
        </text:list-item>
        <text:list-item>
          <text:p text:style-name="P86">BST,</text:p>
        </text:list-item>
        <text:list-item>
          <text:p text:style-name="P86">BST,</text:p>
        </text:list-item>
        <text:list-item>
          <text:p text:style-name="P86">BST,</text:p>
        </text:list-item>
        <text:list-item>
          <text:p text:style-name="P87">AVL,</text:p>
        </text:list-item>
        <text:list-item>
          <text:p text:style-name="P87">AVL,</text:p>
        </text:list-item>
        <text:list-item>
          <text:p text:style-name="P87">AVL,</text:p>
        </text:list-item>
        <text:list-item>
          <text:p text:style-name="P88">project MinHeap,</text:p>
        </text:list-item>
        <text:list-item>
          <text:p text:style-name="P88">project MinHeap,</text:p>
        </text:list-item>
        <text:list-item>
          <text:p text:style-name="P55">Number of substrings of a string</text:p>
          <text:p text:style-name="P241"><text:a xlink:type="simple" xlink:href="https://www.geeksforgeeks.org/number-substrings-string/" text:style-name="Internet_20_link" text:visited-style-name="Visited_20_Internet_20_Link"><text:span text:style-name="T77">https://www.geeksforgeeks.org/number-substrings-string/</text:span></text:a></text:p>
        </text:list-item>
        <text:list-item>
          <text:p text:style-name="P63">print all substrings of a given string:</text:p>
          <text:p text:style-name="P73">length = 1 to n</text:p>
          <text:p text:style-name="P73">i = 0 to <text:span text:style-name="T87">(n - length)</text:span></text:p>
          <text:p text:style-name="P74">j = i + length – 1</text:p>
          <text:p text:style-name="P74">k = i to j</text:p>
          <text:p text:style-name="P241"><text:a xlink:type="simple" xlink:href="https://www.geeksforgeeks.org/program-print-substrings-given-string/" text:style-name="Internet_20_link" text:visited-style-name="Visited_20_Internet_20_Link"><text:span text:style-name="T78">https://www.geeksforgeeks.org/program-print-substrings-given-string/</text:span></text:a></text:p>
        </text:list-item>
        <text:list-item>
          <text:p text:style-name="P63">k closest elements to a given value</text:p>
          <text:p text:style-name="P241"><text:a xlink:type="simple" xlink:href="http://www.geeksforgeeks.org/find-k-closest-elements-given-value/" text:style-name="Internet_20_link" text:visited-style-name="Visited_20_Internet_20_Link"><text:span text:style-name="T79">http://www.geeksforgeeks.org/find-k-closest-elements-given-value/</text:span></text:a></text:p>
        </text:list-item>
        <text:list-item>
          <text:p text:style-name="P63">Sort an array in wave form</text:p>
          <text:p text:style-name="P242"><text:a xlink:type="simple" xlink:href="https://www.geeksforgeeks.org/sort-array-wave-form-2/" text:style-name="Internet_20_link" text:visited-style-name="Visited_20_Internet_20_Link"><text:span text:style-name="T47">https://www.geeksforgeeks.org/sort-array-wave-form-2/</text:span></text:a></text:p>
        </text:list-item>
        <text:list-item>
          <text:p text:style-name="P56">K’th Smallest/Largest Element in Unsorted Array</text:p>
          <text:p text:style-name="P243"><text:a xlink:type="simple" xlink:href="http://www.geeksforgeeks.org/kth-smallestlargest-element-unsorted-array/" text:style-name="Internet_20_link" text:visited-style-name="Visited_20_Internet_20_Link"><text:span text:style-name="T47">http://www.geeksforgeeks.org/kth-smallestlargest-element-unsorted-array/</text:span></text:a></text:p>
        </text:list-item>
        <text:list-item>
          <text:p text:style-name="P57">find the pair in sorted array whose sum is closest to x</text:p>
          <text:p text:style-name="P244"><text:a xlink:type="simple" xlink:href="http://quiz.geeksforgeeks.org/given-sorted-array-number-x-find-pair-array-whose-sum-closest-x/" text:style-name="Internet_20_link" text:visited-style-name="Visited_20_Internet_20_Link"><text:span text:style-name="T80">http://quiz.geeksforgeeks.org/given-sorted-array-number-x-find-pair-array-whose-sum-closest-x/</text:span></text:a></text:p>
        </text:list-item>
        <text:list-item>
          <text:p text:style-name="P240">all subsets of a given set in Java</text:p>
          <text:p text:style-name="P245"><text:a xlink:type="simple" xlink:href="http://www.geeksforgeeks.org/finding-all-subsets-of-a-given-set-in-java/" text:style-name="Internet_20_link" text:visited-style-name="Visited_20_Internet_20_Link"><text:span text:style-name="T81">http://www.geeksforgeeks.org/finding-all-subsets-of-a-given-set-in-java/</text:span></text:a></text:p>
        </text:list-item>
        <text:list-item>
          <text:p text:style-name="P237">Project RotateArray</text:p>
          <text:p text:style-name="P231"><text:a xlink:type="simple" xlink:href="https://www.geeksforgeeks.org/array-rotation/" text:style-name="Internet_20_link" text:visited-style-name="Visited_20_Internet_20_Link"><text:span text:style-name="T47">https://www.geeksforgeeks.org/array-rotation/</text:span></text:a></text:p>
        </text:list-item>
        <text:list-item>
          <text:p text:style-name="P236">subarray with given sum</text:p>
          <text:p text:style-name="P232"><text:a xlink:type="simple" xlink:href="http://www.geeksforgeeks.org/find-subarray-with-given-sum/" text:style-name="Internet_20_link" text:visited-style-name="Visited_20_Internet_20_Link"><text:span text:style-name="T82">http://www.geeksforgeeks.org/find-subarray-with-given-sum/</text:span></text:a></text:p>
        </text:list-item>
        <text:list-item>
          <text:p text:style-name="P238">Given an array arr[], find the maximum j – i such that arr[j] &gt; arr[i]:</text:p>
          <text:p text:style-name="P232"><text:a xlink:type="simple" xlink:href="http://www.geeksforgeeks.org/given-an-array-arr-find-the-maximum-j-i-such-that-arrj-arri/" text:style-name="Internet_20_link" text:visited-style-name="Visited_20_Internet_20_Link"><text:span text:style-name="T47">http://www.geeksforgeeks.org/given-an-array-arr-find-the-maximum-j-i-such-that-arrj-arri/</text:span></text:a><text:span text:style-name="T83"> </text:span><text:span text:style-name="T75">(</text:span><text:span text:style-name="T76">not second method</text:span><text:span text:style-name="T75">)</text:span></text:p>
        </text:list-item>
        <text:list-item>
          <text:p text:style-name="P236">smallest window in a string containing all characters of another string</text:p>
        </text:list-item>
        <text:list-item>
          <text:p text:style-name="P236">smallest window in a string containing all characters of another string</text:p>
          <text:p text:style-name="P230"><text:a xlink:type="simple" xlink:href="http://www.geeksforgeeks.org/find-the-smallest-window-in-a-string-containing-all-characters-of-another-string/" text:style-name="Internet_20_link" text:visited-style-name="Visited_20_Internet_20_Link"><text:span text:style-name="T86">http://www.geeksforgeeks.org/find-the-smallest-window-in-a-string-containing-all-characters-of-another-string/</text:span></text:a></text:p>
        </text:list-item>
        <text:list-item>
          <text:p text:style-name="P64"><text:soft-page-break/><text:span text:style-name="T103">project </text:span>PrintAllPermutations:</text:p>
          <text:p text:style-name="P75">print permutations and print permutations with repitition,</text:p>
        </text:list-item>
        <text:list-item>
          <text:p text:style-name="P64"><text:span text:style-name="T109">Lexicographical permutations of a string</text:span>,</text:p>
          <text:p text:style-name="P227"><text:a xlink:type="simple" xlink:href="https://www.geeksforgeeks.org/lexicographic-permutations-of-string/" text:style-name="Internet_20_link" text:visited-style-name="Visited_20_Internet_20_Link"><text:span text:style-name="T47">https://www.geeksforgeeks.org/lexicographic-permutations-of-string/</text:span></text:a></text:p>
        </text:list-item>
        <text:list-item>
          <text:p text:style-name="P63">Lexicographic rank of a string with duplicate characters</text:p>
          <text:p text:style-name="P227"><text:a xlink:type="simple" xlink:href="https://www.geeksforgeeks.org/lexicographic-rank-string-duplicate-characters/" text:style-name="Internet_20_link" text:visited-style-name="Visited_20_Internet_20_Link"><text:span text:style-name="T84">https://www.geeksforgeeks.org/lexicographic-rank-string-duplicate-characters/</text:span></text:a></text:p>
        </text:list-item>
        <text:list-item>
          <text:p text:style-name="P64"><text:span text:style-name="T104">project </text:span>PrintAllCombinations,</text:p>
          <text:p text:style-name="P228"><text:a xlink:type="simple" xlink:href="https://javahungry.blogspot.com/2014/02/algorithm-for-combinations-of-string-java-code-with-example.html" text:style-name="Internet_20_link" text:visited-style-name="Visited_20_Internet_20_Link"><text:span text:style-name="T85">https://javahungry.blogspot.com/2014/02/algorithm-for-combinations-of-string-java-code-with-example.html</text:span></text:a></text:p>
        </text:list-item>
        <text:list-item>
          <text:p text:style-name="P63">Excel column name from a given column number</text:p>
          <text:p text:style-name="P229"><text:a xlink:type="simple" xlink:href="https://www.geeksforgeeks.org/find-excel-column-name-given-number/" text:style-name="Internet_20_link" text:visited-style-name="Visited_20_Internet_20_Link"><text:span text:style-name="T47">https://www.geeksforgeeks.org/find-excel-column-name-given-number/</text:span></text:a></text:p>
        </text:list-item>
        <text:list-item>
          <text:p text:style-name="P65"><text:span text:style-name="T39">Number of </text:span><text:span text:style-name="T40">all possible words from phone digits </text:span><text:span text:style-name="T41">(have 0 and 1 check at the top in the for loop)</text:span><text:span text:style-name="T40">:</text:span></text:p>
          <text:p text:style-name="P66"><text:span text:style-name="T40">p</text:span><text:span text:style-name="T38">roject PhoneDigitStringsDemo</text:span></text:p>
          <text:p text:style-name="P246"><text:a xlink:type="simple" xlink:href="http://www.geeksforgeeks.org/find-possible-words-phone-digits/" text:style-name="Internet_20_link" text:visited-style-name="Visited_20_Internet_20_Link"><text:span text:style-name="T71">http://www.geeksforgeeks.org/find-possible-words-phone-digits/</text:span></text:a></text:p>
        </text:list-item>
        <text:list-item>
          <text:p text:style-name="P63">Rearrange a string so that all same characters become d distance away:</text:p>
          <text:p text:style-name="P67"><text:span text:style-name="T112">class </text:span>DdistanceStringRearrange <text:span text:style-name="T112">of P</text:span>roject DDistanceStringRearrange</text:p>
          <text:p text:style-name="P229"><text:a xlink:type="simple" xlink:href="http://www.geeksforgeeks.org/rearrange-a-string-so-that-all-same-characters-become-at-least-d-distance-away/" text:style-name="Internet_20_link" text:visited-style-name="Visited_20_Internet_20_Link"><text:span text:style-name="T69">http://www.geeksforgeeks.org/rearrange-a-string-so-that-all-same-characters-become-at-least-d-distance-away/</text:span></text:a></text:p>
        </text:list-item>
        <text:list-item>
          <text:p text:style-name="P34">Check if a string is substring of another:</text:p>
          <text:p text:style-name="P97"><text:a xlink:type="simple" xlink:href="https://www.geeksforgeeks.org/check-string-substring-another/" text:style-name="Internet_20_link" text:visited-style-name="Visited_20_Internet_20_Link"><text:span text:style-name="T47">https://www.geeksforgeeks.org/check-string-substring-another/</text:span></text:a></text:p>
          <text:p text:style-name="P36">For some other time:</text:p>
          <text:p text:style-name="P100"><text:a xlink:type="simple" xlink:href="https://www.geeksforgeeks.org/kmp-algorithm-for-pattern-searching/" text:style-name="Internet_20_link" text:visited-style-name="Visited_20_Internet_20_Link"><text:span text:style-name="T47">https://www.geeksforgeeks.org/kmp-algorithm-for-pattern-searching/</text:span></text:a></text:p>
        </text:list-item>
        <text:list-item>
          <text:p text:style-name="P36">Write your own atoi():</text:p>
          <text:p text:style-name="P103"><text:a xlink:type="simple" xlink:href="https://www.programcreek.com/2012/12/leetcode-string-to-integer-atoi/" text:style-name="Internet_20_link" text:visited-style-name="Visited_20_Internet_20_Link"><text:span text:style-name="T47">https://www.programcreek.com/2012/12/leetcode-string-to-integer-atoi/</text:span></text:a></text:p>
        </text:list-item>
        <text:list-item>
          <text:p text:style-name="P38">Count triplets with sum smaller than a given value:</text:p>
          <text:p text:style-name="P106"><text:a xlink:type="simple" xlink:href="https://www.geeksforgeeks.org/count-triplets-with-sum-smaller-that-a-given-value/" text:style-name="Internet_20_link" text:visited-style-name="Visited_20_Internet_20_Link"><text:span text:style-name="T47">https://www.geeksforgeeks.org/count-triplets-with-sum-smaller-that-a-given-value/</text:span></text:a></text:p>
        </text:list-item>
        <text:list-item>
          <text:p text:style-name="P40">Minimum number of operations required to convert number x to y:</text:p>
          <text:p text:style-name="P40">project MinimumOperationsRequired</text:p>
          <text:p text:style-name="P51">https://www.geeksforgeeks.org/minimum-number-operation-required-convert-number-x-y/</text:p>
        </text:list-item>
        <text:list-item>
          <text:p text:style-name="P40">Minimum number of coins that make a change:</text:p>
          <text:p text:style-name="P51">https://www.geeksforgeeks.org/find-minimum-number-of-coins-that-make-a-change/</text:p>
          <text:p text:style-name="P40">Greedy approach won't give optimal solution:</text:p>
          <text:p text:style-name="P51">http://quiz.geeksforgeeks.org/greedy-algorithm-to-find-minimum-number-of-coins/</text:p>
        </text:list-item>
        <text:list-item>
          <text:p text:style-name="P40">Longest common substring:</text:p>
          <text:p text:style-name="P51">https://www.geeksforgeeks.org/longest-common-substring-dp-29/</text:p>
        </text:list-item>
        <text:list-item>
          <text:p text:style-name="P40">Find the longest path in a matrix with given constraints:</text:p>
          <text:p text:style-name="P51">https://www.geeksforgeeks.org/find-the-longest-path-in-a-matrix-with-given-constraints/</text:p>
        </text:list-item>
        <text:list-item>
          <text:p text:style-name="P40">Shortest common supersequence:</text:p>
          <text:p text:style-name="P51">https://www.geeksforgeeks.org/shortest-common-supersequence/</text:p>
        </text:list-item>
        <text:list-item>
          <text:p text:style-name="P40">Optimal strategy for a game:</text:p>
          <text:p text:style-name="P51">https://www.geeksforgeeks.org/optimal-strategy-for-a-game-dp-31/</text:p>
        </text:list-item>
        <text:list-item>
          <text:p text:style-name="P40"><text:soft-page-break/>Serialize and deserialize binary tree (How to store a general Binary Tree?):</text:p>
          <text:p text:style-name="P51">https://www.geeksforgeeks.org/serialize-deserialize-binary-tree/</text:p>
          <text:p text:style-name="P51">https://howtodoinjava.com/java/collections/arraylist/serialize-deserialize-arraylist/</text:p>
        </text:list-item>
        <text:list-item>
          <text:p text:style-name="P40">Convert a given Binary Tree to Doubly Linked List:</text:p>
          <text:p text:style-name="P51">https://www.geeksforgeeks.org/convert-given-binary-tree-doubly-linked-list-set-3/</text:p>
        </text:list-item>
        <text:list-item>
          <text:p text:style-name="P40">Find the length of largest subarray with 0 sum:</text:p>
          <text:p text:style-name="P51">https://www.geeksforgeeks.org/find-the-largest-subarray-with-0-sum/</text:p>
        </text:list-item>
        <text:list-item>
          <text:p text:style-name="P127"><text:span text:style-name="T156">M</text:span>aximum sum such that no two elements are adjacent:</text:p>
          <text:p text:style-name="P109">See project MaximumSumNonAdjacent</text:p>
          <text:p text:style-name="P110"><text:a xlink:type="simple" xlink:href="https://www.geeksforgeeks.org/maximum-sum-such-that-no-two-elements-are-adjacent/" text:style-name="Internet_20_link" text:visited-style-name="Visited_20_Internet_20_Link">https://www.geeksforgeeks.org/maximum-sum-such-that-no-two-elements-are-adjacent/</text:a></text:p>
        </text:list-item>
        <text:list-item>
          <text:p text:style-name="P129">Find the smallest missing number <text:span text:style-name="T142">(find that in log n time)</text:span>:</text:p>
          <text:p text:style-name="P203"><text:a xlink:type="simple" xlink:href="http://www.geeksforgeeks.org/find-the-first-missing-number/" text:style-name="Internet_20_link" text:visited-style-name="Visited_20_Internet_20_Link"><text:span text:style-name="T7">http://www.geeksforgeeks.org/find-the-first-missing-number/</text:span></text:a></text:p>
        </text:list-item>
        <text:list-item>
          <text:p text:style-name="P184"><text:span text:style-name="T88">Palindrome: </text:span><text:span text:style-name="T37">See project Palindrome(all approaches),</text:span></text:p>
        </text:list-item>
        <text:list-item>
          <text:p text:style-name="P90"><text:span text:style-name="T88">Reverse the String: </text:span>See project StringReverse</text:p>
        </text:list-item>
        <text:list-item>
          <text:p text:style-name="P91"><text:span text:style-name="T94">Count n</text:span><text:span text:style-name="T88">umber of words in a String: </text:span><text:span text:style-name="T120">See project NumberOfWords</text:span></text:p>
        </text:list-item>
        <text:list-item>
          <text:p text:style-name="P92"><text:span text:style-name="T88">Index of last occurrence of a character in a String: </text:span>See project LastOccurence</text:p>
        </text:list-item>
        <text:list-item>
          <text:p text:style-name="P93"><text:span text:style-name="T93">Recursive </text:span><text:span text:style-name="T88">Tower of Hanoi: </text:span><text:span text:style-name="T119">See project TowerOfHanoiRecursive</text:span></text:p>
        </text:list-item>
        <text:list-item>
          <text:p text:style-name="P185">Iterative Tower of Hanoi: <text:span text:style-name="T25">See project TowerOfHanoiIterative</text:span></text:p>
        </text:list-item>
        <text:list-item>
          <text:p text:style-name="P130">Implement Queue using Stacks <text:span text:style-name="T141">(code of third method as well)</text:span>:</text:p>
          <text:p text:style-name="P204"><text:a xlink:type="simple" xlink:href="http://www.geeksforgeeks.org/queue-using-stacks/" text:style-name="Internet_20_link" text:visited-style-name="Visited_20_Internet_20_Link"><text:span text:style-name="T5">http://www.geeksforgeeks.org/queue-using-stacks/</text:span></text:a></text:p>
        </text:list-item>
        <text:list-item>
          <text:p text:style-name="P132">Length of the longest valid substring:</text:p>
          <text:p text:style-name="P204"><text:a xlink:type="simple" xlink:href="http://www.geeksforgeeks.org/length-of-the-longest-valid-substring/" text:style-name="Internet_20_link" text:visited-style-name="Visited_20_Internet_20_Link"><text:span text:style-name="T6">http://www.geeksforgeeks.org/length-of-the-longest-valid-substring/</text:span></text:a></text:p>
        </text:list-item>
        <text:list-item>
          <text:p text:style-name="P134">project DuplicateParenthesis</text:p>
        </text:list-item>
        <text:list-item>
          <text:p text:style-name="P135">Project BSTPreOrder</text:p>
        </text:list-item>
        <text:list-item>
          <text:p text:style-name="P136">Design a stack that supports getMin() in O(1) time and O(1) extra space</text:p>
          <text:p text:style-name="P137">First lets see simple O(1) time and O(n) extra space method:</text:p>
          <text:p text:style-name="P213"><text:a xlink:type="simple" xlink:href="https://www.geeksforgeeks.org/design-and-implement-special-stack-data-structure/" text:style-name="Internet_20_link" text:visited-style-name="Visited_20_Internet_20_Link"><text:span text:style-name="T8">https://www.geeksforgeeks.org/design-and-implement-special-stack-data-structure/</text:span></text:a></text:p>
          <text:p text:style-name="P137">Now<text:span text:style-name="T144"> lets see simple O(1) time and O(</text:span>1<text:span text:style-name="T144">) extra space method:</text:span></text:p>
          <text:p text:style-name="P1"><text:span text:style-name="T105">(see the example given on the page. peek() method can also be implemented in the class using pop(), copy in a variable, push() and return the variable.)</text:span>:</text:p>
          <text:p text:style-name="P138">getMin():</text:p>
          <text:p text:style-name="P195">push():</text:p>
          <text:p text:style-name="P196"><text:s text:c="4"/>actual_Insert = 2 * insert – minElement;</text:p>
          <text:p text:style-name="P197"><text:s text:c="4"/>minElement = insert;</text:p>
          <text:p text:style-name="P195">pop():</text:p>
          <text:p text:style-name="P198"><text:s text:c="4"/>returned = minElement;</text:p>
          <text:p text:style-name="P199"><text:s text:c="4"/>newMinElement = 2 * minElement – actual_removed;</text:p>
          <text:p text:style-name="P138"/>
          <text:p text:style-name="P138">getM<text:span text:style-name="T106">ax</text:span>():</text:p>
          <text:p text:style-name="P195">push():</text:p>
          <text:p text:style-name="P196"><text:s text:c="4"/>actual_Insert = 2 * insert – m<text:span text:style-name="T107">ax</text:span>Element;</text:p>
          <text:p text:style-name="P197"><text:s text:c="4"/>m<text:span text:style-name="T107">ax</text:span>Element = insert;</text:p>
          <text:p text:style-name="P195"><text:soft-page-break/>pop():</text:p>
          <text:p text:style-name="P198"><text:s text:c="4"/>returned = m<text:span text:style-name="T108">ax</text:span>Element;</text:p>
          <text:p text:style-name="P200"><text:span text:style-name="T110"><text:s text:c="4"/>newM</text:span><text:span text:style-name="T111">ax</text:span><text:span text:style-name="T110">Element = 2 * m</text:span><text:span text:style-name="T111">ax</text:span><text:span text:style-name="T110">Element – actual_removed;</text:span></text:p>
          <text:p text:style-name="P203"><text:a xlink:type="simple" xlink:href="http://www.geeksforgeeks.org/design-a-stack-that-supports-getmin-in-o1-time-and-o1-extra-space/" text:style-name="Internet_20_link" text:visited-style-name="Visited_20_Internet_20_Link"><text:span text:style-name="T8"/></text:a></text:p>
          <text:p text:style-name="P203"><text:a xlink:type="simple" xlink:href="http://www.geeksforgeeks.org/design-a-stack-that-supports-getmin-in-o1-time-and-o1-extra-space/" text:style-name="Internet_20_link" text:visited-style-name="Visited_20_Internet_20_Link"><text:span text:style-name="T8">http://www.geeksforgeeks.org/design-a-stack-that-supports-getmin-in-o1-time-and-o1-extra-space/</text:span></text:a></text:p>
          <text:p text:style-name="P214"><text:a xlink:type="simple" xlink:href="https://www.geeksforgeeks.org/find-maximum-in-a-stack-in-o1-time-and-o1-extra-space/" text:style-name="Internet_20_link" text:visited-style-name="Visited_20_Internet_20_Link"><text:span text:style-name="T8">https://www.geeksforgeeks.org/find-maximum-in-a-stack-in-o1-time-and-o1-extra-space/</text:span></text:a></text:p>
          <text:p text:style-name="P113"/>
        </text:list-item>
        <text:list-item>
          <text:p text:style-name="P148">project KstackProblem</text:p>
          <text:p text:style-name="P233"><text:a xlink:type="simple" xlink:href="http://www.geeksforgeeks.org/efficiently-implement-k-stacks-single-array/" text:style-name="Internet_20_link" text:visited-style-name="Visited_20_Internet_20_Link"><text:span text:style-name="T148">http://www.geeksforgeeks.org/efficiently-implement-k-stacks-single-array/</text:span></text:a></text:p>
        </text:list-item>
        <text:list-item>
          <text:p text:style-name="P186"><text:span text:style-name="T46">p</text:span><text:span text:style-name="T45">roject RectArea</text:span></text:p>
          <text:p text:style-name="P229"><text:a xlink:type="simple" xlink:href="http://www.geeksforgeeks.org/largest-rectangle-under-histogram/" text:style-name="Internet_20_link" text:visited-style-name="Visited_20_Internet_20_Link"><text:span text:style-name="T44">http://www.geeksforgeeks.org/largest-rectangle-under-histogram/</text:span></text:a></text:p>
        </text:list-item>
        <text:list-item>
          <text:p text:style-name="P41"><text:span text:style-name="T154">Sort an array of 0s, 1s and 2s</text:span>:</text:p>
          <text:p text:style-name="P205"><text:a xlink:type="simple" xlink:href="https://www.geeksforgeeks.org/sort-an-array-of-0s-1s-and-2s/" text:style-name="Internet_20_link" text:visited-style-name="Visited_20_Internet_20_Link"><text:span text:style-name="T70">https://www.geeksforgeeks.org/sort-an-array-of-0s-1s-and-2s/</text:span></text:a></text:p>
        </text:list-item>
        <text:list-item>
          <text:p text:style-name="P50">ExtendsThread</text:p>
        </text:list-item>
        <text:list-item>
          <text:p text:style-name="P50">ImplementsRunnable</text:p>
        </text:list-item>
        <text:list-item>
          <text:p text:style-name="P50">ThreadInterrupt_1,</text:p>
        </text:list-item>
        <text:list-item>
          <text:p text:style-name="P50">ThreadInterrupt_2,</text:p>
        </text:list-item>
        <text:list-item>
          <text:p text:style-name="P50">ThreadInterrupt_3,</text:p>
        </text:list-item>
        <text:list-item>
          <text:p text:style-name="P50">ThreadInterrupt_4,</text:p>
        </text:list-item>
        <text:list-item>
          <text:p text:style-name="P50">ShutdownHook</text:p>
        </text:list-item>
        <text:list-item>
          <text:p text:style-name="P50">SuspendResume</text:p>
        </text:list-item>
        <text:list-item>
          <text:p text:style-name="P50">Deadlock_1,</text:p>
        </text:list-item>
        <text:list-item>
          <text:p text:style-name="P50">Deadlock_2,</text:p>
        </text:list-item>
        <text:list-item>
          <text:p text:style-name="P50">Deadlock_3,</text:p>
        </text:list-item>
        <text:list-item>
          <text:p text:style-name="P50">ConcurrentHashMapDemo</text:p>
        </text:list-item>
        <text:list-item>
          <text:p text:style-name="P50">ThreadLocal</text:p>
        </text:list-item>
        <text:list-item>
          <text:p text:style-name="P50">TimerTask</text:p>
        </text:list-item>
        <text:list-item>
          <text:p text:style-name="P50">ForkJoin</text:p>
        </text:list-item>
        <text:list-item>
          <text:p text:style-name="P50">RecursiveAction</text:p>
        </text:list-item>
        <text:list-item>
          <text:p text:style-name="P50">RecursiveTask</text:p>
        </text:list-item>
        <text:list-item>
          <text:p text:style-name="P50">JavaAtomic</text:p>
        </text:list-item>
        <text:list-item>
          <text:p text:style-name="P50">Notification</text:p>
        </text:list-item>
        <text:list-item>
          <text:p text:style-name="P50">CountDownLatch</text:p>
        </text:list-item>
        <text:list-item>
          <text:p text:style-name="P50">CyclicBarrier_1,</text:p>
        </text:list-item>
        <text:list-item>
          <text:p text:style-name="P50">CyclicBarrier_2,</text:p>
        </text:list-item>
        <text:list-item>
          <text:p text:style-name="P50">Phaser</text:p>
        </text:list-item>
        <text:list-item>
          <text:p text:style-name="P50">ReentrantLock</text:p>
        </text:list-item>
        <text:list-item>
          <text:p text:style-name="P50">ProducerConsumerSimple</text:p>
        </text:list-item>
        <text:list-item>
          <text:p text:style-name="P50">ProducerConsumerSemaphore</text:p>
        </text:list-item>
        <text:list-item>
          <text:p text:style-name="P50">ProducerConsumerBlockingQueue</text:p>
        </text:list-item>
        <text:list-item>
          <text:p text:style-name="P50">ThreadPool_1</text:p>
        </text:list-item>
        <text:list-item>
          <text:p text:style-name="P50">ThreadPool_2</text:p>
        </text:list-item>
        <text:list-item>
          <text:p text:style-name="P50">ThreadPool,</text:p>
        </text:list-item>
        <text:list-item>
          <text:p text:style-name="P50">ThreadPool,</text:p>
        </text:list-item>
        <text:list-item>
          <text:p text:style-name="P50">DPObjectPool,</text:p>
        </text:list-item>
        <text:list-item>
          <text:p text:style-name="P50">DPObjectPool,</text:p>
        </text:list-item>
        <text:list-item>
          <text:p text:style-name="P50">AsynchLogger,</text:p>
        </text:list-item>
        <text:list-item>
          <text:p text:style-name="P50">AsynchLogger,</text:p>
        </text:list-item>
        <text:list-item>
          <text:p text:style-name="P22"><text:soft-page-break/>Egg Dropping Puzzle:</text:p>
          <text:p text:style-name="P18"><text:span text:style-name="T26">time-complexity=&gt; </text:span>O(nk^2),<text:span text:style-name="T24"> </text:span><text:span text:style-name="T26">space complexity=&gt;</text:span><text:span text:style-name="T124"> </text:span>O(nk)</text:p>
          <text:p text:style-name="P45">http://www.geeksforgeeks.org/dynamic-programming-set-11-egg-dropping-puzzle/</text:p>
        </text:list-item>
        <text:list-item>
          <text:p text:style-name="P18">Cutting a rod:</text:p>
          <text:p text:style-name="P45">http://www.geeksforgeeks.org/dynamic-programming-set-13-cutting-a-rod/</text:p>
        </text:list-item>
        <text:list-item>
          <text:p text:style-name="P23">Word wrap problem:</text:p>
          <text:p text:style-name="P23">See project TextJustification</text:p>
          <text:p text:style-name="P45">https://www.youtube.com/watch?v=RORuwHiblPc</text:p>
          <text:p text:style-name="P45">https://github.com/mission-peace/interview/blob/master/src/com/interview/dynamic/TextJustification.java</text:p>
        </text:list-item>
        <text:list-item>
          <text:p text:style-name="P60">Minimum number of jumps to reach the end <text:span text:style-name="T150">(don’t read recursive)</text:span>:</text:p>
          <text:p text:style-name="P62">project MinimumJumps</text:p>
          <text:p text:style-name="P25">Time complexity of dynamic programming solution : O(n2) in worst case</text:p>
          <text:p text:style-name="P47">http://www.geeksforgeeks.org/minimum-number-of-jumps-to-reach-end-of-a-given-array/</text:p>
        </text:list-item>
        <text:list-item>
          <text:p text:style-name="P19">Largest Sum Contiguous subarray:</text:p>
          <text:p text:style-name="P26">project LargestSumContiguousSubarray</text:p>
          <text:p text:style-name="P45">http://www.geeksforgeeks.org/largest-sum-contiguous-subarray/</text:p>
        </text:list-item>
        <text:list-item>
          <text:p text:style-name="P18">Disjoint-set data structure:</text:p>
        </text:list-item>
        <text:list-item>
          <text:p text:style-name="P18">Binomial Tree:</text:p>
          <text:p text:style-name="P215"><text:a xlink:type="simple" xlink:href="https://www.youtube.com/watch?v=zlF6e_qGqKA" text:style-name="Internet_20_link" text:visited-style-name="Visited_20_Internet_20_Link"><text:span text:style-name="T63">https://www.youtube.com/watch?v=zlF6e_qGqKA</text:span></text:a></text:p>
        </text:list-item>
        <text:list-item>
          <text:p text:style-name="P18">Binary Heap:</text:p>
          <text:p text:style-name="P216"><text:a xlink:type="simple" xlink:href="https://en.wikipedia.org/wiki/Heapsort#/media/File:Heapsort-example.gif" text:style-name="Internet_20_link" text:visited-style-name="Visited_20_Internet_20_Link"><text:span text:style-name="T64">https://en.wikipedia.org/wiki/Heapsort#/media/File:Heapsort-example.gif</text:span></text:a></text:p>
          <text:p text:style-name="P216"><text:a xlink:type="simple" xlink:href="https://www.geeksforgeeks.org/binary-heap/" text:style-name="Internet_20_link" text:visited-style-name="Visited_20_Internet_20_Link"><text:span text:style-name="T63">https://www.geeksforgeeks.org/binary-heap/</text:span></text:a></text:p>
        </text:list-item>
        <text:list-item>
          <text:p text:style-name="P18">Binomial Heap:</text:p>
          <text:p text:style-name="P221"><text:a xlink:type="simple" xlink:href="https://www.geeksforgeeks.org/binomial-heap-2/" text:style-name="Internet_20_link" text:visited-style-name="Visited_20_Internet_20_Link"><text:span text:style-name="T73">https://www.geeksforgeeks.org/binomial-heap-2/</text:span></text:a></text:p>
          <text:p text:style-name="P222"><text:a xlink:type="simple" xlink:href="https://youtu.be/e_gh1aD4v-A" text:style-name="Internet_20_link" text:visited-style-name="Visited_20_Internet_20_Link"><text:span text:style-name="T47">https://youtu.be/e_gh1aD4v-A</text:span></text:a></text:p>
          <text:p text:style-name="P223"><text:a xlink:type="simple" xlink:href="https://www.youtube.com/watch?v=hbf_h8Ytv04" text:style-name="Internet_20_link" text:visited-style-name="Visited_20_Internet_20_Link"><text:span text:style-name="T47">https://www.youtube.com/watch?v=hbf_h8Ytv04</text:span></text:a></text:p>
        </text:list-item>
        <text:list-item>
          <text:p text:style-name="P18">Fibonacci Heap:</text:p>
          <text:p text:style-name="P217"><text:a xlink:type="simple" xlink:href="https://www.geeksforgeeks.org/fibonacci-heap-set-1-introduction/" text:style-name="Internet_20_link" text:visited-style-name="Visited_20_Internet_20_Link"><text:span text:style-name="T74">https://www.geeksforgeeks.org/fibonacci-heap-set-1-introduction/</text:span></text:a></text:p>
          <text:p text:style-name="P78"><text:span text:style-name="T95">Don’t read the algorithm of fibonacci heap, </text:span><text:span text:style-name="T96">not required.</text:span></text:p>
        </text:list-item>
        <text:list-item>
          <text:p text:style-name="P18">Priority Queue:</text:p>
          <text:p text:style-name="P68">(heap + map): between time 0.55 to 5.55 of following video:</text:p>
          <text:p text:style-name="P218"><text:a xlink:type="simple" xlink:href="https://www.youtube.com/watch?v=oP2-8ysT3QQ" text:style-name="Internet_20_link" text:visited-style-name="Visited_20_Internet_20_Link"><text:span text:style-name="T47">https://www.youtube.com/watch?v=oP2-8ysT3QQ</text:span></text:a></text:p>
        </text:list-item>
        <text:list-item>
          <text:p text:style-name="P18">Time complexity of building a binary heap:</text:p>
          <text:p text:style-name="P219"><text:a xlink:type="simple" xlink:href="https://www.geeksforgeeks.org/time-complexity-of-building-a-heap/" text:style-name="Internet_20_link" text:visited-style-name="Visited_20_Internet_20_Link"><text:span text:style-name="T47">https://www.geeksforgeeks.org/time-complexity-of-building-a-heap/</text:span></text:a></text:p>
        </text:list-item>
        <text:list-item>
          <text:p text:style-name="P18">Comparison of different heaps:</text:p>
        </text:list-item>
        <text:list-item>
          <text:p text:style-name="P35">Check if a string is substring of another:</text:p>
          <text:p text:style-name="P98"><text:a xlink:type="simple" xlink:href="https://www.geeksforgeeks.org/check-string-substring-another/" text:style-name="Internet_20_link" text:visited-style-name="Visited_20_Internet_20_Link"><text:span text:style-name="T47">https://www.geeksforgeeks.org/check-string-substring-another/</text:span></text:a></text:p>
          <text:p text:style-name="P37">For some other time:</text:p>
          <text:p text:style-name="P101"><text:a xlink:type="simple" xlink:href="https://www.geeksforgeeks.org/kmp-algorithm-for-pattern-searching/" text:style-name="Internet_20_link" text:visited-style-name="Visited_20_Internet_20_Link"><text:span text:style-name="T47">https://www.geeksforgeeks.org/kmp-algorithm-for-pattern-searching/</text:span></text:a></text:p>
        </text:list-item>
        <text:list-item>
          <text:p text:style-name="P42">Write your own atoi():</text:p>
          <text:p text:style-name="P104"><text:a xlink:type="simple" xlink:href="https://www.programcreek.com/2012/12/leetcode-string-to-integer-atoi/" text:style-name="Internet_20_link" text:visited-style-name="Visited_20_Internet_20_Link"><text:span text:style-name="T47">https://www.programcreek.com/2012/12/leetcode-string-to-integer-atoi/</text:span></text:a></text:p>
        </text:list-item>
        <text:list-item>
          <text:p text:style-name="P39">Count triplets with sum smaller than a given value:</text:p>
          <text:p text:style-name="P107"><text:a xlink:type="simple" xlink:href="https://www.geeksforgeeks.org/count-triplets-with-sum-smaller-that-a-given-value/" text:style-name="Internet_20_link" text:visited-style-name="Visited_20_Internet_20_Link"><text:span text:style-name="T47">https://www.geeksforgeeks.org/count-triplets-with-sum-smaller-that-a-given-value/</text:span></text:a></text:p>
        </text:list-item>
        <text:list-item>
          <text:p text:style-name="P69">Huffman encoding <text:span text:style-name="T125">algorithm </text:span>(Page no. 431):</text:p>
          <text:p text:style-name="P76"><text:span text:style-name="T88">time complexity:</text:span> <text:span text:style-name="T126">using binary mean heap- </text:span>O(n log n)</text:p>
          <text:p text:style-name="P77">decode 001011101 seeing Figure 16.4(b) (Page no. 430)</text:p>
        </text:list-item>
        <text:list-item>
          <text:p text:style-name="P70"><text:soft-page-break/><text:span text:style-name="T127">Ps</text:span>eudo code of BFS <text:span text:style-name="T128">(Page no. 595): Coloring of node is very important in BFS.</text:span></text:p>
          <text:p text:style-name="P27">time complexity: <text:span text:style-name="T27">O (V + E)</text:span></text:p>
        </text:list-item>
        <text:list-item>
          <text:p text:style-name="P48"><text:span text:style-name="T97">DFS </text:span><text:span text:style-name="T98">(Page no. 603): </text:span><text:span text:style-name="T139">O (V + E)</text:span></text:p>
        </text:list-item>
        <text:list-item>
          <text:p text:style-name="P43"><text:span text:style-name="T151">Topological sort </text:span><text:span text:style-name="T153">of a DAG</text:span><text:span text:style-name="T151"> (Page no. 612): </text:span><text:span text:style-name="T23">O (V + E)</text:span></text:p>
        </text:list-item>
        <text:list-item>
          <text:p text:style-name="P28">Strongly Connected components (Page no. 615): <text:span text:style-name="T28">O (V + E)</text:span></text:p>
        </text:list-item>
        <text:list-item>
          <text:p text:style-name="P29">Generic MST <text:span text:style-name="T129">(Page no. 626):</text:span></text:p>
        </text:list-item>
        <text:list-item>
          <text:p text:style-name="P30">Some definitions: cut, crosses, respect, light edge (Page no. 626)</text:p>
        </text:list-item>
        <text:list-item>
          <text:p text:style-name="P149"><text:span text:style-name="T130">MST-</text:span>Kruskal (Page no. 631):<text:span text:style-name="T24"> </text:span><text:span text:style-name="T29">O(E log V)</text:span></text:p>
        </text:list-item>
        <text:list-item>
          <text:p text:style-name="P150"><text:span text:style-name="T130">MST-</text:span>Prim (Page no. 634):<text:span text:style-name="T24"> </text:span><text:span text:style-name="T30">using binary mean heap- </text:span><text:span text:style-name="T31">O(</text:span><text:span text:style-name="T32">E</text:span><text:span text:style-name="T31"> log </text:span><text:span text:style-name="T32">V</text:span><text:span text:style-name="T31">), </text:span><text:span text:style-name="T30">using fibonacci heap- </text:span><text:span text:style-name="T31">O(</text:span><text:span text:style-name="T33">E + V Log V</text:span><text:span text:style-name="T31">)</text:span></text:p>
        </text:list-item>
        <text:list-item>
          <text:p text:style-name="P150">Initialize single source (Page no. 648):</text:p>
        </text:list-item>
        <text:list-item>
          <text:p text:style-name="P150">Relax (Page no. 649):</text:p>
        </text:list-item>
        <text:list-item>
          <text:p text:style-name="P151">Bellman-Ford algorithm<text:span text:style-name="T131">(SSSP)</text:span> (Page no. 651): <text:span text:style-name="T132">can run for -ve weights and cycle as well. time complexity:</text:span><text:span text:style-name="T34"> </text:span><text:span text:style-name="T35">O(VE)</text:span></text:p>
        </text:list-item>
        <text:list-item>
          <text:p text:style-name="P151">Dag-Shortest-Paths<text:span text:style-name="T131">(SSSP)</text:span> (Page no. 655): <text:span text:style-name="T133">can’t run for cycle. time complexity:</text:span><text:span text:style-name="T34"> </text:span><text:span text:style-name="T35">O(V + E)</text:span></text:p>
        </text:list-item>
        <text:list-item>
          <text:p text:style-name="P94"><text:span text:style-name="T88">Dijkstra’s algorithm</text:span><text:span text:style-name="T99">(SSSP)</text:span><text:span text:style-name="T88"> (Page no. 658): </text:span><text:span text:style-name="T100">can’t run for -ve weights -</text:span> <text:span text:style-name="T136">Dijkstra’s algorithm is a greedy approach but still it gives optimal solution. The key is that each time it adds a vertex u to set S, we have u.d = delta(s, u).</text:span></text:p>
          <text:p text:style-name="P114"><text:span text:style-name="T88">time complexity:</text:span> <text:span text:style-name="T126">using array of vertices- </text:span>O(<text:span text:style-name="T134">V</text:span><text:span text:style-name="T121">2</text:span>)<text:span text:style-name="T88">, </text:span><text:s/><text:span text:style-name="T126">using binary min heap- </text:span>O(<text:span text:style-name="T135">E log V</text:span>)<text:span text:style-name="T88">,</text:span> <text:span text:style-name="T126">using fibonacci heap- </text:span>O(<text:span text:style-name="T135">E + V Log V</text:span>)</text:p>
        </text:list-item>
        <text:list-item>
          <text:p text:style-name="P187"><text:span text:style-name="T138">Time complexities of all pairs s</text:span>hortest path (Page no. 684):</text:p>
          <text:p text:style-name="P115"><text:span text:style-name="T137">One technique is b</text:span>y running SSSP for all vertices. <text:span text:style-name="T137">To find the time complexities for these techniques, multiply all time complexities of SSSP by V.</text:span></text:p>
        </text:list-item>
        <text:list-item>
          <text:p text:style-name="P18">Theory of DP, Greedy, Divide and Conquer</text:p>
        </text:list-item>
        <text:list-item>
          <text:p text:style-name="P18">Theory of DP, Greedy, Divide and Conquer</text:p>
        </text:list-item>
        <text:list-item>
          <text:p text:style-name="P139">Minimum number of operations required to convert number x to y:</text:p>
          <text:p text:style-name="P139">project MinimumOperationsRequired</text:p>
          <text:p text:style-name="P111">https://www.geeksforgeeks.org/minimum-number-operation-required-convert-number-x-y/</text:p>
        </text:list-item>
        <text:list-item>
          <text:p text:style-name="P139">Minimum number of coins that make a change:</text:p>
          <text:p text:style-name="P111">https://www.geeksforgeeks.org/find-minimum-number-of-coins-that-make-a-change/</text:p>
          <text:p text:style-name="P139">Greedy approach won't give optimal solution:</text:p>
          <text:p text:style-name="P111">http://quiz.geeksforgeeks.org/greedy-algorithm-to-find-minimum-number-of-coins/</text:p>
        </text:list-item>
        <text:list-item>
          <text:p text:style-name="P139">Longest common substring:</text:p>
          <text:p text:style-name="P111">https://www.geeksforgeeks.org/longest-common-substring-dp-29/</text:p>
        </text:list-item>
        <text:list-item>
          <text:p text:style-name="P139">Find the longest path in a matrix with given constraints:</text:p>
          <text:p text:style-name="P111">https://www.geeksforgeeks.org/find-the-longest-path-in-a-matrix-with-given-constraints/</text:p>
        </text:list-item>
        <text:list-item>
          <text:p text:style-name="P139">Shortest common supersequence:</text:p>
          <text:p text:style-name="P111">https://www.geeksforgeeks.org/shortest-common-supersequence/</text:p>
        </text:list-item>
        <text:list-item>
          <text:p text:style-name="P139">Optimal strategy for a game:</text:p>
          <text:p text:style-name="P111">https://www.geeksforgeeks.org/optimal-strategy-for-a-game-dp-31/</text:p>
        </text:list-item>
        <text:list-item>
          <text:p text:style-name="P139">Serialize and deserialize binary tree (How to store a general Binary Tree?):</text:p>
          <text:p text:style-name="P111"><text:soft-page-break/>https://www.geeksforgeeks.org/serialize-deserialize-binary-tree/</text:p>
          <text:p text:style-name="P111">https://howtodoinjava.com/java/collections/arraylist/serialize-deserialize-arraylist/</text:p>
        </text:list-item>
        <text:list-item>
          <text:p text:style-name="P139">Convert a given Binary Tree to Doubly Linked List:</text:p>
          <text:p text:style-name="P111">https://www.geeksforgeeks.org/convert-given-binary-tree-doubly-linked-list-set-3/</text:p>
        </text:list-item>
        <text:list-item>
          <text:p text:style-name="P139">Find the length of largest subarray with 0 sum:</text:p>
          <text:p text:style-name="P111">https://www.geeksforgeeks.org/find-the-largest-subarray-with-0-sum/</text:p>
        </text:list-item>
        <text:list-item>
          <text:p text:style-name="P116">https://www.geeksforgeeks.org/difference-between-deterministic-and-non-deterministic-algorithms/</text:p>
        </text:list-item>
        <text:list-item>
          <text:p text:style-name="P117">http://www.geeksforgeeks.org/greedy-algorithms-set-1-activity-selection-problem/</text:p>
        </text:list-item>
        <text:list-item>
          <text:p text:style-name="P117">http://www.geeksforgeeks.org/greedy-algorithms-set-3-huffman-coding-set-2/</text:p>
        </text:list-item>
        <text:list-item>
          <text:p text:style-name="P117">http://www.geeksforgeeks.org/job-sequencing-problem-set-1-greedy-algorithm/</text:p>
        </text:list-item>
        <text:list-item>
          <text:p text:style-name="P118"><text:span text:style-name="T101">K center problem: </text:span><text:span text:style-name="T155">There is no polynomial time solution available for this problem as the problem is a known NP-Hard problem. A polynomial time Greedy approximate algorithm is given here, which is never worse that twice the optimal solution. </text:span><text:span text:style-name="T101">The greedy solution works only if the distances between cities follow </text:span><text:a xlink:type="simple" xlink:href="http://en.wikipedia.org/wiki/Triangle_inequality" text:style-name="Internet_20_link" text:visited-style-name="Visited_20_Internet_20_Link">Triangular </text:a><text:a xlink:type="simple" xlink:href="http://en.wikipedia.org/wiki/Triangle_inequality" text:style-name="Internet_20_link" text:visited-style-name="Visited_20_Internet_20_Link">Inequality</text:a><text:span text:style-name="T155"> (Distance between two points is always smaller than sum of distances through a third point).</text:span></text:p>
          <text:p text:style-name="P117">http://www.geeksforgeeks.org/k-centers-problem-set-1-greedy-approximate-algorithm/</text:p>
        </text:list-item>
        <text:list-item>
          <text:p text:style-name="P117">http://www.geeksforgeeks.org/write-a-c-program-to-calculate-powxn/</text:p>
        </text:list-item>
        <text:list-item>
          <text:p text:style-name="P152">Closest Pair of Points:</text:p>
        </text:list-item>
        <text:list-item>
          <text:p text:style-name="P152">Closest Pair of Points:</text:p>
          <text:p text:style-name="P154">project ClosestPairOfPoints</text:p>
          <text:p text:style-name="P121">The problem is to find the closest pair of points in a set of points in x-y plane. The problem can be solved in O(n^2) time by calculating distances of every pair of points and comparing the distances to find the minimum. The Divide and Conquer algorithm solves the problem in O(nLogn) time.</text:p>
          <text:p text:style-name="P117">http://www.geeksforgeeks.org/closest-pair-of-points/</text:p>
        </text:list-item>
        <text:list-item>
          <text:p text:style-name="P117">http://www.geeksforgeeks.org/median-of-two-sorted-arrays/</text:p>
        </text:list-item>
        <text:list-item>
          <text:p text:style-name="P152">Inversion Count:</text:p>
          <text:p text:style-name="P203"><text:span text:style-name="T3">(</text:span><text:span text:style-name="T4">During merging: </text:span><text:span text:style-name="Source_20_Text"><text:span text:style-name="T14">inv_count = </text:span></text:span><text:span text:style-name="Source_20_Text"><text:span text:style-name="T15">inv_count + </text:span></text:span><text:span text:style-name="Source_20_Text"><text:span text:style-name="T14">(mid – i);</text:span></text:span><text:span text:style-name="T3">)</text:span></text:p>
          <text:p text:style-name="P201"><text:span text:style-name="T36">F</text:span><text:span text:style-name="T24">or more details:</text:span></text:p>
          <text:p text:style-name="P224"><text:a xlink:type="simple" xlink:href="http://www.geeksforgeeks.org/counting-inversions/" text:style-name="Internet_20_link" text:visited-style-name="Visited_20_Internet_20_Link"><text:span text:style-name="T16">http://www.geeksforgeeks.org/counting-inversions/</text:span></text:a></text:p>
        </text:list-item>
        <text:list-item>
          <text:p text:style-name="P152">Backtracking: <text:span text:style-name="T24">Backtracking is an algorithmic paradigm that tries different solutions until finds a solution that “works”. Problems which are typically solved using backtracking technique have following property in common:</text:span></text:p>
          <text:list>
            <text:list-item>
              <text:p text:style-name="P117">These problems can only be solved by trying every possible configuration and each configuration is tried only once.</text:p>
            </text:list-item>
            <text:list-item>
              <text:p text:style-name="P117">A Naive solution for these problems is to try all configurations and output a configuration that follows given problem constraints.</text:p>
            </text:list-item>
            <text:list-item>
              <text:p text:style-name="P117">Backtracking works in incremental way and is an optimization over the Naive solution where all possible configurations are generated and tried.</text:p>
            </text:list-item>
          </text:list>
        </text:list-item>
        <text:list-item>
          <text:p text:style-name="P188"><text:span text:style-name="T103">project </text:span>PrintAllPermutations:</text:p>
          <text:p text:style-name="P95">print permutations and print permutations with repitition,</text:p>
        </text:list-item>
        <text:list-item>
          <text:p text:style-name="P188"><text:span text:style-name="T109">Lexicographical permutations of a string</text:span>,</text:p>
          <text:p text:style-name="P227"><text:a xlink:type="simple" xlink:href="https://www.geeksforgeeks.org/lexicographic-permutations-of-string/" text:style-name="Internet_20_link" text:visited-style-name="Visited_20_Internet_20_Link">https://www.geeksforgeeks.org/lexicographic-permutations-of-string/</text:a></text:p>
        </text:list-item>
        <text:list-item>
          <text:p text:style-name="P189"><text:soft-page-break/>Lexicographic rank of a string with duplicate characters</text:p>
          <text:p text:style-name="P227"><text:a xlink:type="simple" xlink:href="https://www.geeksforgeeks.org/lexicographic-rank-string-duplicate-characters/" text:style-name="Internet_20_link" text:visited-style-name="Visited_20_Internet_20_Link"><text:span text:style-name="T145">https://www.geeksforgeeks.org/lexicographic-rank-string-duplicate-characters/</text:span></text:a></text:p>
        </text:list-item>
        <text:list-item>
          <text:p text:style-name="P188"><text:span text:style-name="T104">project </text:span>PrintAllCombinations,</text:p>
          <text:p text:style-name="P228"><text:a xlink:type="simple" xlink:href="https://javahungry.blogspot.com/2014/02/algorithm-for-combinations-of-string-java-code-with-example.html" text:style-name="Internet_20_link" text:visited-style-name="Visited_20_Internet_20_Link"><text:span text:style-name="T146">https://javahungry.blogspot.com/2014/02/algorithm-for-combinations-of-string-java-code-with-example.html</text:span></text:a></text:p>
        </text:list-item>
        <text:list-item>
          <text:p text:style-name="P155">Knight tour problem:</text:p>
          <text:p text:style-name="P117">http://www.geeksforgeeks.org/backtracking-set-1-the-knights-tour-problem/</text:p>
        </text:list-item>
        <text:list-item>
          <text:p text:style-name="P156">n-queen problem:</text:p>
          <text:p text:style-name="P117">http://www.geeksforgeeks.org/backtracking-set-3-n-queen-problem/</text:p>
        </text:list-item>
        <text:list-item>
          <text:p text:style-name="P157">Rat in a maze:</text:p>
          <text:p text:style-name="P117">http://www.geeksforgeeks.org/backttracking-set-2-rat-in-a-maze/</text:p>
        </text:list-item>
        <text:list-item>
          <text:p text:style-name="P158">Shortest path in a binary maze:</text:p>
          <text:p text:style-name="P117">https://www.geeksforgeeks.org/shortest-path-in-a-binary-maze/</text:p>
        </text:list-item>
        <text:list-item>
          <text:p text:style-name="P159">Number of ways to reach destination in a maze:</text:p>
          <text:p text:style-name="P117">https://www.geeksforgeeks.org/count-number-ways-reach-destination-maze/</text:p>
        </text:list-item>
        <text:list-item>
          <text:p text:style-name="P117"><text:span text:style-name="T90">Sudoku Problem</text:span><text:span text:style-name="T91">:</text:span></text:p>
          <text:p text:style-name="P117">http://www.geeksforgeeks.org/backtracking-set-7-suduku/</text:p>
        </text:list-item>
        <text:list-item>
          <text:p text:style-name="P117"><text:span text:style-name="T92">Subset sum problem: </text:span><text:span text:style-name="T117">Subset sum problem is to find subset of elements that are selected from a given set whose sum adds up to a given number K. We are considering the set contains non-negative values. It is assumed that the input set is unique (no duplicates are presented).</text:span></text:p>
          <text:p text:style-name="P117">https://www.youtube.com/watch?v=WRT8kmFOQTw</text:p>
          <text:p text:style-name="P117">http://krishnalearnings.blogspot.com/2015/08/sumset-sum-problem-java-and-backtracking.html</text:p>
        </text:list-item>
        <text:list-item>
          <text:p text:style-name="P119"><text:span text:style-name="T88">Partition problem: </text:span>(three solutions):</text:p>
          <text:p text:style-name="P119">1st solution: sort the array and then find that whether it is possible to make sum / 2 or not.</text:p>
          <text:p text:style-name="P119">2nd solution: recursive,</text:p>
          <text:p text:style-name="P119">3rd solution: dynamic,</text:p>
          <text:p text:style-name="P160">see project PartitionProblem</text:p>
          <text:p text:style-name="P122">https://www.geeksforgeeks.org/partition-problem-dp-18/</text:p>
        </text:list-item>
        <text:list-item>
          <text:p text:style-name="P119"><text:span text:style-name="T89">Tug of war:</text:span><text:span text:style-name="T115"> Given a set of n integers, divide the set in two subsets of n/2 sizes each such that the difference of the sum of two subsets is as minimum as possible. </text:span><text:bookmark text:name="more-115594"/><text:span text:style-name="T115">If n is even, then sizes of two subsets must be strictly n/2 and if n is odd, then size of one subset must be (n-1)/2 and size of other subset must be (n+1)/2.</text:span></text:p>
          <text:p text:style-name="P117">http://www.geeksforgeeks.org/tug-of-war/</text:p>
        </text:list-item>
        <text:list-item>
          <text:p text:style-name="P8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10"><text:soft-page-break/><text:span text:style-name="Strong_20_Emphasis"><text:span text:style-name="T10">Some Important formulas:</text:span></text:span></text:p>
        </text:list-item>
        <text:list-item>
          <text:p text:style-name="P10"><text:span text:style-name="Strong_20_Emphasis"><text:span text:style-name="T10">Some Important formulas:</text:span></text:span></text:p>
        </text:list-item>
        <text:list-item>
          <text:p text:style-name="P10"><text:span text:style-name="Strong_20_Emphasis"><text:span text:style-name="T10">Some Important formulas:</text:span></text:span></text:p>
        </text:list-item>
        <text:list-item>
          <text:p text:style-name="P10"><text:span text:style-name="Strong_20_Emphasis"><text:span text:style-name="T10">Some Important formulas:</text:span></text:span></text:p>
        </text:list-item>
        <text:list-item>
          <text:p text:style-name="P10"><text:span text:style-name="Strong_20_Emphasis"><text:span text:style-name="T10">Some Important formulas:</text:span></text:span></text:p>
        </text:list-item>
        <text:list-item>
          <text:p text:style-name="P10"><text:span text:style-name="Strong_20_Emphasis"><text:span text:style-name="T10">Some Important formulas:</text:span></text:span></text:p>
        </text:list-item>
        <text:list-item>
          <text:p text:style-name="P10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9"><text:span text:style-name="Strong_20_Emphasis"><text:span text:style-name="T10">Some Important formulas:</text:span></text:span></text:p>
        </text:list-item>
        <text:list-item>
          <text:p text:style-name="P161">ReverseLinkedList</text:p>
        </text:list-item>
        <text:list-item>
          <text:p text:style-name="P162">ReverseLinkedList</text:p>
        </text:list-item>
        <text:list-item>
          <text:p text:style-name="P162">ReverseDoublyLinkedList</text:p>
        </text:list-item>
        <text:list-item>
          <text:p text:style-name="P162">ReverseDoublyLinkedList</text:p>
        </text:list-item>
        <text:list-item>
          <text:p text:style-name="P161">ReverseDoublyLinkedList</text:p>
        </text:list-item>
        <text:list-item>
          <text:p text:style-name="P163">Recursive inorder, preorder, postorder of BST:</text:p>
          <text:p text:style-name="P80"><text:a xlink:type="simple" xlink:href="https://www.geeksforgeeks.org/tree-traversals-inorder-preorder-and-postorder/" text:style-name="Internet_20_link" text:visited-style-name="Visited_20_Internet_20_Link"><text:span text:style-name="T38">https://www.geeksforgeeks.org/tree-traversals-inorder-preorder-and-postorder/</text:span></text:a></text:p>
        </text:list-item>
        <text:list-item>
          <text:p text:style-name="P193">IterativePreorder,</text:p>
          <text:p text:style-name="P194">project TreeTraversalterative</text:p>
        </text:list-item>
        <text:list-item>
          <text:p text:style-name="P193">IterativeInorder,</text:p>
          <text:p text:style-name="P194">project TreeTraversalterative</text:p>
        </text:list-item>
        <text:list-item>
          <text:p text:style-name="P193">IterativePostorder,</text:p>
          <text:p text:style-name="P194">project TreeTraversalterative</text:p>
        </text:list-item>
        <text:list-item>
          <text:p text:style-name="P142">Print Ancestors <text:span text:style-name="T143">recursively</text:span> of a given node in Binary Tree:</text:p>
          <text:p text:style-name="P206"><text:a xlink:type="simple" xlink:href="http://www.geeksforgeeks.org/print-ancestors-of-a-given-node-in-binary-tree/" text:style-name="Internet_20_link" text:visited-style-name="Visited_20_Internet_20_Link"><text:span text:style-name="T9">http://www.geeksforgeeks.org/print-ancestors-of-a-given-node-in-binary-tree/</text:span></text:a></text:p>
        </text:list-item>
        <text:list-item>
          <text:p text:style-name="P193">IterativeAncestors,</text:p>
          <text:p text:style-name="P193"><text:span text:style-name="T43">project </text:span><text:span text:style-name="T42">PrintAncestorsIterative</text:span></text:p>
        </text:list-item>
        <text:list-item>
          <text:p text:style-name="P143"><text:span text:style-name="T151">Detect and remove loop in a linked list</text:span><text:span text:style-name="T152"> (four techniques):</text:span></text:p>
        </text:list-item>
        <text:list-item>
          <text:p text:style-name="P161">Detect and remove loop in a linked list<text:span text:style-name="T113"> (four techniques):</text:span></text:p>
          <text:p text:style-name="P209"><text:bookmark-start text:name="__DdeLink__2824_1461172828111111"/><text:a xlink:type="simple" xlink:href="http://www.geeksforgeeks.org/detect-and-remove-loop-in-a-linked-list/" text:style-name="Internet_20_link" text:visited-style-name="Visited_20_Internet_20_Link"><text:span text:style-name="T2">http://www.geeksforgeeks.org/detect-and-remove-loop-in-a-linked-list/</text:span></text:a><text:bookmark-end text:name="__DdeLink__2824_1461172828111111"/></text:p>
          <text:p text:style-name="P190">Second technique is kth node AFTER head</text:p>
          <text:p text:style-name="P123">And learn the implementation of <text:span text:style-name="T114">optimized method 2: Without counting nodes is loop</text:span></text:p>
        </text:list-item>
        <text:list-item>
          <text:p text:style-name="P124">ThreadPool,</text:p>
        </text:list-item>
        <text:list-item>
          <text:p text:style-name="P124">ThreadPool,</text:p>
        </text:list-item>
        <text:list-item>
          <text:p text:style-name="P124">DPObjectPool,</text:p>
        </text:list-item>
        <text:list-item>
          <text:p text:style-name="P124">DPObjectPool,</text:p>
        </text:list-item>
        <text:list-item>
          <text:p text:style-name="P124">AsynchLogger,</text:p>
        </text:list-item>
        <text:list-item>
          <text:p text:style-name="P124">AsynchLogger,</text:p>
        </text:list-item>
        <text:list-item>
          <text:p text:style-name="P83">project MatrixSpiral,</text:p>
        </text:list-item>
        <text:list-item>
          <text:p text:style-name="P83">project MatrixSpiral,</text:p>
        </text:list-item>
        <text:list-item>
          <text:p text:style-name="P83">project MatrixSpiral,</text:p>
        </text:list-item>
        <text:list-item>
          <text:p text:style-name="P85">project MatrixRotate,</text:p>
        </text:list-item>
        <text:list-item>
          <text:p text:style-name="P85">project MatrixRotate,</text:p>
        </text:list-item>
        <text:list-item>
          <text:p text:style-name="P89">project MinHeap,</text:p>
        </text:list-item>
        <text:list-item>
          <text:p text:style-name="P89">project MinHeap,</text:p>
        </text:list-item>
        <text:list-item>
          <text:p text:style-name="P164">Dynamic Programming:</text:p>
          <text:p text:style-name="P117"><text:soft-page-break/>http://www.geeksforgeeks.org/dynamic-programming-set-1/</text:p>
          <text:p text:style-name="P117">http://www.geeksforgeeks.org/dynamic-programming-set-2-optimal-substructure-property/</text:p>
        </text:list-item>
        <text:list-item>
          <text:p text:style-name="P152">LIS:</text:p>
          <text:p text:style-name="P165">project LIS</text:p>
          <text:p text:style-name="P117">http://www.geeksforgeeks.org/dynamic-programming-set-3-longest-increasing-subsequence/</text:p>
        </text:list-item>
        <text:list-item>
          <text:p text:style-name="P152">Longest Bitonic Subsequence:</text:p>
          <text:p text:style-name="P117">http://www.geeksforgeeks.org/dynamic-programming-set-15-longest-bitonic-subsequence/</text:p>
        </text:list-item>
        <text:list-item>
          <text:p text:style-name="P152">Building Bridges:</text:p>
          <text:p text:style-name="P117"><text:a xlink:type="simple" xlink:href="http://www.geeksforgeeks.org/dynamic-programming-set-14-variations-of-lis/" text:style-name="Internet_20_link" text:visited-style-name="Visited_20_Internet_20_Link">http://www.geeksforgeeks.org/dynamic-programming-set-14-variations-of-lis/</text:a></text:p>
        </text:list-item>
        <text:list-item>
          <text:p text:style-name="P152">Compare method of the below page is most important:</text:p>
          <text:p text:style-name="P117">https://www.geeksforgeeks.org/dynamic-programming-building-bridges/</text:p>
        </text:list-item>
        <text:list-item>
          <text:p text:style-name="P152">Maximum Sum Increasing Subsequence:</text:p>
          <text:p text:style-name="P117">http://www.geeksforgeeks.org/dynamic-programming-set-14-maximum-sum-increasing-subsequence/</text:p>
        </text:list-item>
        <text:list-item>
          <text:p text:style-name="P152">Maximum Length Chain of Pairs:</text:p>
          <text:p text:style-name="P117">http://www.geeksforgeeks.org/dynamic-programming-set-20-maximum-length-chain-of-pairs/</text:p>
        </text:list-item>
        <text:list-item>
          <text:p text:style-name="P152">Box Stack<text:span text:style-name="T116">ing problem</text:span>:</text:p>
          <text:p text:style-name="P166">project BoxStack</text:p>
          <text:p text:style-name="P117">https://www.youtube.com/watch?v=9mod_xRB-O0</text:p>
          <text:p text:style-name="P45"><text:a xlink:type="simple" xlink:href="https://www.geeksforgeeks.org/box-stacking-problem-dp-22/" text:style-name="Internet_20_link" text:visited-style-name="Visited_20_Internet_20_Link"><text:span text:style-name="T1">https://www.geeksforgeeks.org/box-stacking-problem-dp-22/</text:span></text:a></text:p>
        </text:list-item>
        <text:list-item>
          <text:p text:style-name="P167">Matrix Chain Multiplication:</text:p>
          <text:p text:style-name="P168">project MCM</text:p>
          <text:p text:style-name="P117">http://www.geeksforgeeks.org/dynamic-programming-set-8-matrix-chain-multiplication/</text:p>
        </text:list-item>
        <text:list-item>
          <text:p text:style-name="P169">Longest Palindromic Subsequence <text:span text:style-name="T140">(see both recursive and DP)</text:span>:</text:p>
          <text:p text:style-name="P169">project LPS</text:p>
          <text:p text:style-name="P117">http://www.geeksforgeeks.org/dynamic-programming-set-12-longest-palindromic-subsequence/</text:p>
        </text:list-item>
        <text:list-item>
          <text:p text:style-name="P169">Longest Palindromic Substring:</text:p>
          <text:p text:style-name="P170">project LPStr</text:p>
        </text:list-item>
        <text:list-item>
          <text:p text:style-name="P152">OptimalBST:</text:p>
          <text:p text:style-name="P171">project OptimalBST</text:p>
          <text:p text:style-name="P117">See only recursive solution from geeksforgeeks: </text:p>
          <text:p text:style-name="P117">http://www.geeksforgeeks.org/dynamic-programming-set-24-optimal-binary-search-tree/</text:p>
          <text:p text:style-name="P117">See dp solution from tushar roy video at the following link: </text:p>
          <text:p text:style-name="P117">https://www.youtube.com/watch?v=hgA4xxlVvfQ</text:p>
        </text:list-item>
        <text:list-item>
          <text:p text:style-name="P152">Palindrome partitioning:</text:p>
          <text:p text:style-name="P117">http://www.geeksforgeeks.org/dynamic-programming-set-17-palindrome-partitioning/</text:p>
        </text:list-item>
        <text:list-item>
          <text:p text:style-name="P152"><text:span text:style-name="T123">Longest Common Subsequence</text:span>:</text:p>
          <text:p text:style-name="P172">project LCS</text:p>
          <text:p text:style-name="P117">http://www.geeksforgeeks.org/dynamic-programming-set-4-longest-common-subsequence/</text:p>
        </text:list-item>
        <text:list-item>
          <text:p text:style-name="P152">Edit Distance:</text:p>
          <text:p text:style-name="P117"><text:soft-page-break/>http://www.geeksforgeeks.org/dynamic-programming-set-5-edit-distance/</text:p>
        </text:list-item>
        <text:list-item>
          <text:p text:style-name="P152">Min Cost Path:</text:p>
          <text:p text:style-name="P117">http://www.geeksforgeeks.org/dynamic-programming-set-6-min-cost-path/</text:p>
        </text:list-item>
        <text:list-item>
          <text:p text:style-name="P152">CoinChange:</text:p>
          <text:p text:style-name="P173">project CoinChange</text:p>
          <text:p text:style-name="P117">http://www.geeksforgeeks.org/dynamic-programming-set-7-coin-change/</text:p>
        </text:list-item>
        <text:list-item>
          <text:p text:style-name="P174">Binomial Coefficient:</text:p>
          <text:p text:style-name="P175">project BinomialCoefficient</text:p>
          <text:p text:style-name="P117">http://www.geeksforgeeks.org/dynamic-programming-set-9-binomial-coefficient/</text:p>
        </text:list-item>
        <text:list-item>
          <text:p text:style-name="P176">0-1 Knapsack Problem:</text:p>
          <text:p text:style-name="P177">project KnapsackProblem</text:p>
          <text:p text:style-name="P117">http://www.geeksforgeeks.org/dynamic-programming-set-10-0-1-knapsack-problem/</text:p>
        </text:list-item>
        <text:list-item>
          <text:p text:style-name="P178">Egg Dropping Puzzle:</text:p>
          <text:p text:style-name="P152"><text:span text:style-name="T26">time-complexity=&gt; </text:span>O(nk^2),<text:span text:style-name="T24"> </text:span><text:span text:style-name="T26">space complexity=&gt;</text:span><text:span text:style-name="T124"> </text:span>O(nk)</text:p>
          <text:p text:style-name="P117">http://www.geeksforgeeks.org/dynamic-programming-set-11-egg-dropping-puzzle/</text:p>
        </text:list-item>
        <text:list-item>
          <text:p text:style-name="P152">Cutting a rod:</text:p>
          <text:p text:style-name="P117">http://www.geeksforgeeks.org/dynamic-programming-set-13-cutting-a-rod/</text:p>
        </text:list-item>
        <text:list-item>
          <text:p text:style-name="P179">Word wrap problem:</text:p>
          <text:p text:style-name="P179">See project TextJustification</text:p>
          <text:p text:style-name="P117">https://www.youtube.com/watch?v=RORuwHiblPc</text:p>
          <text:p text:style-name="P117">https://github.com/mission-peace/interview/blob/master/src/com/interview/dynamic/TextJustification.java</text:p>
        </text:list-item>
        <text:list-item>
          <text:p text:style-name="P191">Minimum number of jumps to reach the end <text:span text:style-name="T150">(don’t read recursive)</text:span>:</text:p>
          <text:p text:style-name="P192">project MinimumJumps</text:p>
          <text:p text:style-name="P180">Time complexity of dynamic programming solution : O(n2) in worst case</text:p>
          <text:p text:style-name="P120">http://www.geeksforgeeks.org/minimum-number-of-jumps-to-reach-end-of-a-given-array/</text:p>
        </text:list-item>
        <text:list-item>
          <text:p text:style-name="P153">Maximum size square submatrix with all 1s:</text:p>
          <text:p text:style-name="P117">http://www.geeksforgeeks.org/maximum-size-sub-matrix-with-all-1s-in-a-binary-matrix/</text:p>
        </text:list-item>
        <text:list-item>
          <text:p text:style-name="P152">Ugly numbers:</text:p>
          <text:p text:style-name="P117">http://www.geeksforgeeks.org/ugly-numbers/</text:p>
        </text:list-item>
        <text:list-item>
          <text:p text:style-name="P152">Largest Sum Contiguous subarray:</text:p>
          <text:p text:style-name="P181">project LargestSumContiguousSubarray</text:p>
          <text:p text:style-name="P117">http://www.geeksforgeeks.org/largest-sum-contiguous-subarray/</text:p>
        </text:list-item>
        <text:list-item>
          <text:p text:style-name="P144">Check if a string is substring of another:</text:p>
          <text:p text:style-name="P99"><text:a xlink:type="simple" xlink:href="https://www.geeksforgeeks.org/check-string-substring-another/" text:style-name="Internet_20_link" text:visited-style-name="Visited_20_Internet_20_Link">https://www.geeksforgeeks.org/check-string-substring-another/</text:a></text:p>
          <text:p text:style-name="P145">For some other time:</text:p>
          <text:p text:style-name="P102"><text:a xlink:type="simple" xlink:href="https://www.geeksforgeeks.org/kmp-algorithm-for-pattern-searching/" text:style-name="Internet_20_link" text:visited-style-name="Visited_20_Internet_20_Link">https://www.geeksforgeeks.org/kmp-algorithm-for-pattern-searching/</text:a></text:p>
        </text:list-item>
        <text:list-item>
          <text:p text:style-name="P146">Write your own atoi():</text:p>
          <text:p text:style-name="P105"><text:a xlink:type="simple" xlink:href="https://www.programcreek.com/2012/12/leetcode-string-to-integer-atoi/" text:style-name="Internet_20_link" text:visited-style-name="Visited_20_Internet_20_Link">https://www.programcreek.com/2012/12/leetcode-string-to-integer-atoi/</text:a></text:p>
        </text:list-item>
        <text:list-item>
          <text:p text:style-name="P147">Count triplets with sum smaller than a given value:</text:p>
          <text:p text:style-name="P108"><text:a xlink:type="simple" xlink:href="https://www.geeksforgeeks.org/count-triplets-with-sum-smaller-that-a-given-value/" text:style-name="Internet_20_link" text:visited-style-name="Visited_20_Internet_20_Link">https://www.geeksforgeeks.org/count-triplets-with-sum-smaller-that-a-given-value/</text:a></text:p>
        </text:list-item>
        <text:list-item>
          <text:p text:style-name="P140">Minimum number of operations required to convert number x to y:</text:p>
          <text:p text:style-name="P140">project MinimumOperationsRequired</text:p>
          <text:p text:style-name="P112"><text:soft-page-break/>https://www.geeksforgeeks.org/minimum-number-operation-required-convert-number-x-y/</text:p>
        </text:list-item>
        <text:list-item>
          <text:p text:style-name="P140">Minimum number of coins that make a change:</text:p>
          <text:p text:style-name="P112">https://www.geeksforgeeks.org/find-minimum-number-of-coins-that-make-a-change/</text:p>
          <text:p text:style-name="P140">Greedy approach won't give optimal solution:</text:p>
          <text:p text:style-name="P112">http://quiz.geeksforgeeks.org/greedy-algorithm-to-find-minimum-number-of-coins/</text:p>
        </text:list-item>
        <text:list-item>
          <text:p text:style-name="P141">Longest common substring:</text:p>
          <text:p text:style-name="P112">https://www.geeksforgeeks.org/longest-common-substring-dp-29/</text:p>
        </text:list-item>
        <text:list-item>
          <text:p text:style-name="P140">Find the longest path in a matrix with given constraints:</text:p>
          <text:p text:style-name="P112">https://www.geeksforgeeks.org/find-the-longest-path-in-a-matrix-with-given-constraints/</text:p>
        </text:list-item>
        <text:list-item>
          <text:p text:style-name="P140">Shortest common supersequence:</text:p>
          <text:p text:style-name="P112">https://www.geeksforgeeks.org/shortest-common-supersequence/</text:p>
        </text:list-item>
        <text:list-item>
          <text:p text:style-name="P140">Optimal strategy for a game:</text:p>
          <text:p text:style-name="P112">https://www.geeksforgeeks.org/optimal-strategy-for-a-game-dp-31/</text:p>
        </text:list-item>
        <text:list-item>
          <text:p text:style-name="P140">Serialize and deserialize binary tree (How to store a general Binary Tree?):</text:p>
          <text:p text:style-name="P112">https://www.geeksforgeeks.org/serialize-deserialize-binary-tree/</text:p>
          <text:p text:style-name="P112">https://howtodoinjava.com/java/collections/arraylist/serialize-deserialize-arraylist/</text:p>
        </text:list-item>
        <text:list-item>
          <text:p text:style-name="P140">Convert a given Binary Tree to Doubly Linked List:</text:p>
          <text:p text:style-name="P112">https://www.geeksforgeeks.org/convert-given-binary-tree-doubly-linked-list-set-3/</text:p>
        </text:list-item>
        <text:list-item>
          <text:p text:style-name="P140">Find the length of largest subarray with 0 sum:</text:p>
          <text:p text:style-name="P112">https://www.geeksforgeeks.org/find-the-largest-subarray-with-0-sum/</text:p>
        </text:list-item>
        <text:list-item>
          <text:p text:style-name="P182">WaysToReachNthStair:</text:p>
        </text:list-item>
        <text:list-item>
          <text:p text:style-name="P183">WaysToReachNthStair:</text:p>
          <text:p text:style-name="P125"><text:span text:style-name="T122">p</text:span>roject <text:span text:style-name="T122">WaysToReachNthStair</text:span></text:p>
          <text:p text:style-name="P225"><text:a xlink:type="simple" xlink:href="https://www.geeksforgeeks.org/count-ways-reach-nth-stair/" text:style-name="Internet_20_link" text:visited-style-name="Visited_20_Internet_20_Link"><text:span text:style-name="T17">https://www.geeksforgeeks.org/count-ways-reach-nth-stair/</text:span></text:a></text:p>
          <text:p text:style-name="P220"><text:a xlink:type="simple" xlink:href="https://www.geeksforgeeks.org/count-ways-reach-nth-stair-using-step-1-2-3/" text:style-name="Internet_20_link" text:visited-style-name="Visited_20_Internet_20_Link"><text:span text:style-name="T17">https://www.geeksforgeeks.org/count-ways-reach-nth-stair-using-step-1-2-3/</text:span></text:a></text:p>
        </text:list-item>
        <text:list-item>
          <text:p text:style-name="P234">smallest window in a string containing all characters of another string</text:p>
        </text:list-item>
        <text:list-item>
          <text:p text:style-name="P235">smallest window in a string containing all characters of another string</text:p>
          <text:p text:style-name="P230"><text:a xlink:type="simple" xlink:href="http://www.geeksforgeeks.org/find-the-smallest-window-in-a-string-containing-all-characters-of-another-string/" text:style-name="Internet_20_link" text:visited-style-name="Visited_20_Internet_20_Link"><text:span text:style-name="T147">http://www.geeksforgeeks.org/find-the-smallest-window-in-a-string-containing-all-characters-of-another-string/</text:span></text:a></text:p>
        </text:list-item>
        <text:list-item>
          <text:p text:style-name="P2"><text:span text:style-name="Strong_20_Emphasis"><text:span text:style-name="T11">Fibonacci:</text:span></text:span></text:p>
        </text:list-item>
        <text:list-item>
          <text:p text:style-name="P2"><text:span text:style-name="Strong_20_Emphasis"><text:span text:style-name="T11">Fibonacci:</text:span></text:span></text:p>
        </text:list-item>
        <text:list-item>
          <text:p text:style-name="P2"><text:span text:style-name="Strong_20_Emphasis"><text:span text:style-name="T11">Fibonacci:</text:span></text:span></text:p>
          <text:p text:style-name="P2"><text:span text:style-name="Strong_20_Emphasis"><text:span text:style-name="T13">fib, fibRecursive, fibTailRecursive, fibDPMemoization, fibDPTabulation, fibUsingFormula, fibFormulaMemoization, fibMatrixMultiplication, fibOptimizedMatrixMultiplication</text:span></text:span></text:p>
          <text:p text:style-name="P2"><text:span text:style-name="Strong_20_Emphasis"><text:span text:style-name="T12">project Fibonacci</text:span></text:span></text:p>
        </text:list-item>
        <text:list-item>
          <text:p text:style-name="P128">Maximum sum such that no two elements are adjacent:</text:p>
          <text:p text:style-name="P109">See project MaximumSumNonAdjacent</text:p>
          <text:p text:style-name="P110"><text:a xlink:type="simple" xlink:href="https://www.geeksforgeeks.org/maximum-sum-such-that-no-two-elements-are-adjacent/" text:style-name="Internet_20_link" text:visited-style-name="Visited_20_Internet_20_Link">https://www.geeksforgeeks.org/maximum-sum-such-that-no-two-elements-are-adjacent/</text:a></text:p>
        </text:list-item>
        <text:list-item>
          <text:p text:style-name="P129">Find the smallest missing number <text:span text:style-name="T142">(find that in log n time)</text:span>:</text:p>
          <text:p text:style-name="P203"><text:soft-page-break/><text:a xlink:type="simple" xlink:href="http://www.geeksforgeeks.org/find-the-first-missing-number/" text:style-name="Internet_20_link" text:visited-style-name="Visited_20_Internet_20_Link"><text:span text:style-name="T7">http://www.geeksforgeeks.org/find-the-first-missing-number/</text:span></text:a></text:p>
        </text:list-item>
        <text:list-item>
          <text:p text:style-name="P184"><text:span text:style-name="T88">Palindrome: </text:span><text:span text:style-name="T37">See project Palindrome(all approaches),</text:span></text:p>
        </text:list-item>
        <text:list-item>
          <text:p text:style-name="P90"><text:span text:style-name="T88">Reverse the String: </text:span>See project StringReverse</text:p>
        </text:list-item>
        <text:list-item>
          <text:p text:style-name="P91"><text:span text:style-name="T94">Count n</text:span><text:span text:style-name="T88">umber of words in a String: </text:span><text:span text:style-name="T120">See project NumberOfWords</text:span></text:p>
        </text:list-item>
        <text:list-item>
          <text:p text:style-name="P92"><text:span text:style-name="T88">Index of last occurrence of a character in a String: </text:span>See project LastOccurence</text:p>
        </text:list-item>
        <text:list-item>
          <text:p text:style-name="P93"><text:span text:style-name="T93">Recursive </text:span><text:span text:style-name="T88">Tower of Hanoi: </text:span><text:span text:style-name="T119">See project TowerOfHanoiRecursive</text:span></text:p>
        </text:list-item>
        <text:list-item>
          <text:p text:style-name="P185">Iterative Tower of Hanoi: <text:span text:style-name="T25">See project TowerOfHanoiIterative</text:span></text:p>
        </text:list-item>
        <text:list-item>
          <text:p text:style-name="P131">Implement Queue using Stacks <text:span text:style-name="T141">(code of third method as well)</text:span>:</text:p>
          <text:p text:style-name="P207"><text:a xlink:type="simple" xlink:href="http://www.geeksforgeeks.org/queue-using-stacks/" text:style-name="Internet_20_link" text:visited-style-name="Visited_20_Internet_20_Link"><text:span text:style-name="T5">http://www.geeksforgeeks.org/queue-using-stacks/</text:span></text:a></text:p>
        </text:list-item>
        <text:list-item>
          <text:p text:style-name="P133">Length of the longest valid substring:</text:p>
          <text:p text:style-name="P207"><text:a xlink:type="simple" xlink:href="http://www.geeksforgeeks.org/length-of-the-longest-valid-substring/" text:style-name="Internet_20_link" text:visited-style-name="Visited_20_Internet_20_Link"><text:span text:style-name="T6">http://www.geeksforgeeks.org/length-of-the-longest-valid-substring/</text:span></text:a></text:p>
        </text:list-item>
        <text:list-item>
          <text:p text:style-name="P126"><text:span text:style-name="Strong_20_Emphasis"><text:span text:style-name="T157">abc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1454</meta:editing-cycles>
    <meta:creation-date>2016-08-16T07:20:00</meta:creation-date>
    <dc:date>2019-12-01T21:47:23.454228380</dc:date>
    <meta:editing-duration>P48DT5H1M</meta:editing-duration>
    <meta:generator>LibreOffice/5.1.6.2$Linux_X86_64 LibreOffice_project/10m0$Build-2</meta:generator>
    <meta:document-statistic meta:table-count="0" meta:image-count="0" meta:object-count="0" meta:page-count="16" meta:paragraph-count="619" meta:word-count="3064" meta:character-count="30640" meta:non-whitespace-character-count="28484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